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80000001E09A3B815CC7B2967C.png" manifest:media-type="image/png"/>
  <manifest:file-entry manifest:full-path="Pictures/10000000000003000000016EB00921610B853EC0.png" manifest:media-type="image/png"/>
  <manifest:file-entry manifest:full-path="Pictures/100000000000077F00000438D23C7F824114B3A5.png" manifest:media-type="image/png"/>
  <manifest:file-entry manifest:full-path="Pictures/1000000000000272000001FE7EA08A8E46970676.png" manifest:media-type="image/png"/>
  <manifest:file-entry manifest:full-path="Pictures/1000000000000272000001725FFA5395FF9BFAD1.png" manifest:media-type="image/png"/>
  <manifest:file-entry manifest:full-path="Pictures/10000000000003D100000204D64766D9A800212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Jetbrains Mono" svg:font-family="'Jetbrains Mono'"/>
    <style:font-face style:name="Roboto" svg:font-family="Roboto"/>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6a602"/>
    </style:style>
    <style:style style:name="P2" style:family="paragraph" style:parent-style-name="Standard">
      <style:text-properties officeooo:rsid="0006a602" officeooo:paragraph-rsid="0006a602"/>
    </style:style>
    <style:style style:name="P3" style:family="paragraph" style:parent-style-name="Standard">
      <style:text-properties officeooo:rsid="0006a784" officeooo:paragraph-rsid="0006a784"/>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76e17" officeooo:paragraph-rsid="00076e17"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1c19f" officeooo:paragraph-rsid="0011c19f" style:font-weight-asian="bold" style:font-weight-complex="bold"/>
    </style:style>
    <style:style style:name="P7" style:family="paragraph" style:parent-style-name="Standard">
      <style:text-properties style:text-underline-style="solid" style:text-underline-width="auto" style:text-underline-color="font-color" fo:font-weight="bold" officeooo:rsid="002e6a5d" officeooo:paragraph-rsid="002e6a5d" style:font-weight-asian="bold" style:font-weight-complex="bold"/>
    </style:style>
    <style:style style:name="P8" style:family="paragraph" style:parent-style-name="Standard">
      <style:text-properties officeooo:rsid="0006ea01" officeooo:paragraph-rsid="0006ea01"/>
    </style:style>
    <style:style style:name="P9" style:family="paragraph" style:parent-style-name="Standard">
      <style:text-properties officeooo:paragraph-rsid="00076e17"/>
    </style:style>
    <style:style style:name="P10" style:family="paragraph" style:parent-style-name="Standard">
      <style:text-properties fo:font-weight="normal" officeooo:rsid="0006ea01" officeooo:paragraph-rsid="0006ea01" style:font-weight-asian="normal" style:font-weight-complex="normal"/>
    </style:style>
    <style:style style:name="P11" style:family="paragraph" style:parent-style-name="Standard">
      <style:text-properties fo:font-weight="normal" officeooo:rsid="00076e17" officeooo:paragraph-rsid="00076e17" style:font-weight-asian="normal" style:font-weight-complex="normal"/>
    </style:style>
    <style:style style:name="P12" style:family="paragraph" style:parent-style-name="Standard">
      <style:text-properties fo:font-variant="normal" fo:text-transform="none" fo:color="#42455a" loext:opacity="100%" style:font-name="Liberation Serif" fo:font-size="12pt" fo:letter-spacing="normal" fo:font-style="normal" fo:font-weight="normal" officeooo:rsid="00076e17" officeooo:paragraph-rsid="00076e17" style:font-weight-asian="normal" style:font-weight-complex="normal"/>
    </style:style>
    <style:style style:name="P13" style:family="paragraph" style:parent-style-name="Standard">
      <style:text-properties fo:font-variant="normal" fo:text-transform="none" fo:color="#42455a" loext:opacity="100%" style:font-name="Roboto" fo:font-size="12pt" fo:letter-spacing="normal" fo:font-style="normal" fo:font-weight="normal" officeooo:rsid="00076e17" officeooo:paragraph-rsid="00076e17" style:font-weight-asian="normal" style:font-weight-complex="normal"/>
    </style:style>
    <style:style style:name="P14" style:family="paragraph" style:parent-style-name="Standard">
      <style:text-properties fo:font-variant="normal" fo:text-transform="none" style:use-window-font-color="true" loext:opacity="0%" style:font-name="Liberation Serif" fo:font-size="12pt" fo:letter-spacing="normal" fo:font-style="normal" fo:font-weight="normal" officeooo:rsid="00076e17" officeooo:paragraph-rsid="0009b07c" style:font-weight-asian="normal" style:font-weight-complex="normal"/>
    </style:style>
    <style:style style:name="P15" style:family="paragraph" style:parent-style-name="Standard">
      <style:text-properties fo:font-variant="normal" fo:text-transform="none" style:use-window-font-color="true" loext:opacity="0%" style:font-name="Liberation Serif" fo:font-size="12pt" fo:letter-spacing="normal" fo:font-style="normal" fo:font-weight="normal" officeooo:rsid="000b146d" officeooo:paragraph-rsid="000b146d" style:font-weight-asian="normal" style:font-weight-complex="normal"/>
    </style:style>
    <style:style style:name="P16" style:family="paragraph" style:parent-style-name="Standard">
      <style:text-properties fo:font-variant="normal" fo:text-transform="none" style:use-window-font-color="true" loext:opacity="0%" style:font-name="Liberation Serif" fo:font-size="12pt" fo:letter-spacing="normal" fo:font-style="normal" fo:font-weight="normal" officeooo:rsid="000b5e49" officeooo:paragraph-rsid="000b5e49" style:font-weight-asian="normal" style:font-weight-complex="normal"/>
    </style:style>
    <style:style style:name="P17" style:family="paragraph" style:parent-style-name="Standard">
      <style:text-properties fo:font-variant="normal" fo:text-transform="none" style:use-window-font-color="true" loext:opacity="0%" style:font-name="Liberation Serif" fo:font-size="12pt" fo:letter-spacing="normal" fo:font-style="normal" fo:font-weight="normal" officeooo:rsid="000b5e49" officeooo:paragraph-rsid="0034fbfb" style:font-weight-asian="normal" style:font-weight-complex="normal"/>
    </style:style>
    <style:style style:name="P18" style:family="paragraph" style:parent-style-name="Standard">
      <style:text-properties fo:font-variant="normal" fo:text-transform="none" style:use-window-font-color="true" loext:opacity="0%" style:font-name="Liberation Serif" fo:font-size="12pt" fo:letter-spacing="normal" fo:font-style="normal" fo:font-weight="normal" officeooo:rsid="000ca700" officeooo:paragraph-rsid="000c3c7a" style:font-weight-asian="normal" style:font-weight-complex="normal"/>
    </style:style>
    <style:style style:name="P19" style:family="paragraph" style:parent-style-name="Standard">
      <style:text-properties fo:font-variant="normal" fo:text-transform="none" style:use-window-font-color="true" loext:opacity="0%" style:font-name="Liberation Serif" fo:font-size="12pt" fo:letter-spacing="normal" fo:font-style="normal" fo:font-weight="normal" officeooo:rsid="002517c9" officeooo:paragraph-rsid="002517c9" style:font-weight-asian="normal" style:font-weight-complex="normal"/>
    </style:style>
    <style:style style:name="P20" style:family="paragraph" style:parent-style-name="Standard">
      <style:text-properties fo:font-variant="normal" fo:text-transform="none" style:use-window-font-color="true" loext:opacity="0%" style:font-name="Liberation Serif" fo:font-size="12pt" fo:letter-spacing="normal" fo:font-style="normal" fo:font-weight="normal" officeooo:rsid="00251ee5" officeooo:paragraph-rsid="00251ee5" style:font-weight-asian="normal" style:font-weight-complex="normal"/>
    </style:style>
    <style:style style:name="P21" style:family="paragraph" style:parent-style-name="Standard">
      <style:text-properties fo:font-variant="normal" fo:text-transform="none" style:use-window-font-color="true" loext:opacity="0%" style:font-name="Liberation Serif" fo:font-size="12pt" fo:letter-spacing="normal" fo:font-style="normal" fo:font-weight="normal" officeooo:rsid="0028f4e9" officeooo:paragraph-rsid="0028f4e9" style:font-weight-asian="normal" style:font-weight-complex="normal"/>
    </style:style>
    <style:style style:name="P22" style:family="paragraph" style:parent-style-name="Standard">
      <style:text-properties fo:font-variant="normal" fo:text-transform="none" style:use-window-font-color="true" loext:opacity="0%" style:font-name="Liberation Serif" fo:font-size="12pt" fo:letter-spacing="normal" fo:font-style="normal" fo:font-weight="normal" officeooo:rsid="002900a5" officeooo:paragraph-rsid="002900a5" style:font-weight-asian="normal" style:font-weight-complex="normal"/>
    </style:style>
    <style:style style:name="P23" style:family="paragraph" style:parent-style-name="Standard">
      <style:text-properties fo:font-variant="normal" fo:text-transform="none" style:use-window-font-color="true" loext:opacity="0%" style:font-name="Liberation Serif" fo:font-size="12pt" fo:letter-spacing="normal" fo:font-style="normal" fo:font-weight="normal" officeooo:rsid="002c272b" officeooo:paragraph-rsid="002c272b" style:font-weight-asian="normal" style:font-weight-complex="normal"/>
    </style:style>
    <style:style style:name="P24" style:family="paragraph" style:parent-style-name="Standard">
      <style:text-properties fo:font-variant="normal" fo:text-transform="none" style:use-window-font-color="true" loext:opacity="0%" style:font-name="Liberation Serif" fo:font-size="12pt" fo:letter-spacing="normal" fo:font-style="normal" fo:font-weight="normal" officeooo:rsid="0030962f" officeooo:paragraph-rsid="0030962f" style:font-weight-asian="normal" style:font-weight-complex="normal"/>
    </style:style>
    <style:style style:name="P25" style:family="paragraph" style:parent-style-name="Standard">
      <style:text-properties fo:font-variant="normal" fo:text-transform="none" style:use-window-font-color="true" loext:opacity="0%" style:font-name="Liberation Serif" fo:font-size="12pt" fo:letter-spacing="normal" fo:font-style="normal" fo:font-weight="normal" officeooo:rsid="0031b18e" officeooo:paragraph-rsid="0031b18e" style:font-weight-asian="normal" style:font-weight-complex="normal"/>
    </style:style>
    <style:style style:name="P26" style:family="paragraph" style:parent-style-name="Standard">
      <style:text-properties fo:font-variant="normal" fo:text-transform="none" style:use-window-font-color="true" loext:opacity="0%" style:font-name="Liberation Serif" fo:font-size="12pt" fo:letter-spacing="normal" fo:font-style="normal" fo:font-weight="normal" officeooo:rsid="0032758e" officeooo:paragraph-rsid="0032758e" style:font-weight-asian="normal" style:font-weight-complex="normal"/>
    </style:style>
    <style:style style:name="P27" style:family="paragraph" style:parent-style-name="Standard">
      <style:text-properties fo:font-variant="normal" fo:text-transform="none" style:use-window-font-color="true" loext:opacity="0%" style:font-name="Liberation Serif" fo:font-size="12pt" fo:letter-spacing="normal" fo:font-style="normal" fo:font-weight="normal" officeooo:rsid="0032758e" officeooo:paragraph-rsid="0034fbfb" style:font-weight-asian="normal" style:font-weight-complex="normal"/>
    </style:style>
    <style:style style:name="P28" style:family="paragraph" style:parent-style-name="Standard">
      <style:text-properties fo:font-variant="normal" fo:text-transform="none" style:use-window-font-color="true" loext:opacity="0%" style:font-name="Liberation Serif" fo:font-size="12pt" fo:letter-spacing="normal" fo:font-style="normal" fo:font-weight="normal" officeooo:rsid="0032f4e5" officeooo:paragraph-rsid="0032f4e5" style:font-weight-asian="normal" style:font-weight-complex="normal"/>
    </style:style>
    <style:style style:name="P29" style:family="paragraph" style:parent-style-name="Standard">
      <style:text-properties fo:font-variant="normal" fo:text-transform="none" style:use-window-font-color="true" loext:opacity="0%" style:font-name="Liberation Serif" fo:font-size="12pt" fo:letter-spacing="normal" fo:font-style="normal" fo:font-weight="normal" officeooo:rsid="000d51a0" officeooo:paragraph-rsid="0034fbfb" style:font-weight-asian="normal" style:font-weight-complex="normal"/>
    </style:style>
    <style:style style:name="P30" style:family="paragraph" style:parent-style-name="Standard">
      <style:text-properties fo:font-variant="normal" fo:text-transform="none" style:use-window-font-color="true" loext:opacity="0%" style:font-name="Liberation Serif" fo:font-size="12pt" fo:letter-spacing="normal" fo:font-style="normal" fo:font-weight="normal" officeooo:rsid="00397628" officeooo:paragraph-rsid="00397628" style:font-weight-asian="normal" style:font-weight-complex="normal"/>
    </style:style>
    <style:style style:name="P31" style:family="paragraph" style:parent-style-name="Standard">
      <style:text-properties fo:font-variant="normal" fo:text-transform="none" style:use-window-font-color="true" loext:opacity="0%" style:font-name="Liberation Serif" fo:font-size="12pt" fo:letter-spacing="normal" fo:font-style="normal" fo:font-weight="normal" officeooo:rsid="0034b708" officeooo:paragraph-rsid="0034b708" style:font-weight-asian="normal" style:font-weight-complex="normal"/>
    </style:style>
    <style:style style:name="P32" style:family="paragraph" style:parent-style-name="Standard">
      <style:text-properties fo:font-variant="normal" fo:text-transform="none" style:use-window-font-color="true" loext:opacity="0%" style:font-name="Liberation Serif" fo:font-size="12pt" fo:letter-spacing="normal" fo:font-style="normal" fo:font-weight="normal" officeooo:rsid="003da43a" officeooo:paragraph-rsid="003da43a" style:font-weight-asian="normal" style:font-weight-complex="normal"/>
    </style:style>
    <style:style style:name="P33" style:family="paragraph" style:parent-style-name="Standard">
      <style:text-properties fo:font-variant="normal" fo:text-transform="none" style:use-window-font-color="true" loext:opacity="0%" style:font-name="Liberation Serif" fo:font-size="12pt" fo:letter-spacing="normal" fo:font-style="normal" fo:font-weight="normal" officeooo:rsid="003eaf83" officeooo:paragraph-rsid="003eaf83" style:font-weight-asian="normal" style:font-weight-complex="normal"/>
    </style:style>
    <style:style style:name="P34" style:family="paragraph" style:parent-style-name="Standard">
      <style:text-properties fo:font-variant="normal" fo:text-transform="none" style:use-window-font-color="true" loext:opacity="0%" style:font-name="Liberation Serif" fo:font-size="12pt" fo:letter-spacing="normal" fo:font-style="normal" fo:font-weight="normal" officeooo:rsid="003f5a78" officeooo:paragraph-rsid="003f5a78" style:font-weight-asian="normal" style:font-weight-complex="normal"/>
    </style:style>
    <style:style style:name="P35" style:family="paragraph" style:parent-style-name="Standard">
      <style:text-properties fo:font-variant="normal" fo:text-transform="none" style:use-window-font-color="true" loext:opacity="0%" style:font-name="Liberation Serif" fo:font-size="12pt" fo:letter-spacing="normal" fo:font-style="normal" fo:font-weight="normal" officeooo:rsid="00408c9c" officeooo:paragraph-rsid="00408c9c" style:font-weight-asian="normal" style:font-weight-complex="normal"/>
    </style:style>
    <style:style style:name="P36"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08c9c" officeooo:paragraph-rsid="00408c9c" style:font-style-asian="normal" style:font-weight-asian="normal" style:font-style-complex="normal" style:font-weight-complex="normal"/>
    </style:style>
    <style:style style:name="P37"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18349" officeooo:paragraph-rsid="00418349" style:font-style-asian="normal" style:font-weight-asian="normal" style:font-style-complex="normal" style:font-weight-complex="normal"/>
    </style:style>
    <style:style style:name="P38" style:family="paragraph" style:parent-style-name="Standard">
      <loext:graphic-properties draw:fill="solid" draw:fill-color="#dddddd"/>
      <style:paragraph-properties fo:background-color="#dddddd">
        <style:tab-stops/>
      </style:paragraph-properties>
      <style:text-properties fo:font-variant="normal" fo:text-transform="none" style:use-window-font-color="true" loext:opacity="0%" style:font-name="Liberation Serif" fo:font-size="12pt" fo:letter-spacing="normal" fo:font-style="normal" fo:font-weight="normal" officeooo:rsid="00418349" officeooo:paragraph-rsid="00418349" style:font-style-asian="normal" style:font-weight-asian="normal" style:font-style-complex="normal" style:font-weight-complex="normal"/>
    </style:style>
    <style:style style:name="P39"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30a5a" officeooo:paragraph-rsid="00430a5a" style:font-style-asian="normal" style:font-weight-asian="normal" style:font-style-complex="normal" style:font-weight-complex="normal"/>
    </style:style>
    <style:style style:name="P40" style:family="paragraph" style:parent-style-name="Standard">
      <style:text-properties fo:font-variant="normal" fo:text-transform="none" style:use-window-font-color="true" loext:opacity="0%" style:font-name="Liberation Serif" fo:font-size="12pt" fo:letter-spacing="normal" fo:font-style="normal" fo:font-weight="bold" officeooo:rsid="002517c9" officeooo:paragraph-rsid="002517c9" style:font-weight-asian="bold" style:font-weight-complex="bold"/>
    </style:style>
    <style:style style:name="P41" style:family="paragraph" style:parent-style-name="Standard">
      <style:text-properties fo:font-variant="normal" fo:text-transform="none" style:use-window-font-color="true" loext:opacity="0%" style:font-name="Liberation Serif" fo:font-size="12pt" fo:letter-spacing="normal" fo:font-style="normal" fo:font-weight="bold" officeooo:rsid="002900a5" officeooo:paragraph-rsid="002900a5" style:font-weight-asian="bold" style:font-weight-complex="bold"/>
    </style:style>
    <style:style style:name="P42" style:family="paragraph" style:parent-style-name="Standard">
      <style:text-properties fo:font-variant="normal" fo:text-transform="none" style:use-window-font-color="true" loext:opacity="0%" style:font-name="Liberation Serif" fo:font-size="12pt" fo:letter-spacing="normal" fo:font-style="normal" fo:font-weight="bold" officeooo:rsid="0028f4e9" officeooo:paragraph-rsid="0028f4e9" style:font-weight-asian="bold" style:font-weight-complex="bold"/>
    </style:style>
    <style:style style:name="P43" style:family="paragraph" style:parent-style-name="Standard">
      <style:text-properties fo:font-variant="normal" fo:text-transform="none" style:use-window-font-color="true" loext:opacity="0%" style:font-name="Liberation Serif" fo:font-size="12pt" fo:letter-spacing="normal" fo:font-style="normal" style:text-underline-style="solid" style:text-underline-width="auto" style:text-underline-color="font-color" fo:font-weight="bold" officeooo:rsid="0039a4ba" officeooo:paragraph-rsid="0039a4ba" style:font-weight-asian="bold" style:font-weight-complex="bold"/>
    </style:style>
    <style:style style:name="P44" style:family="paragraph" style:parent-style-name="Standard">
      <loext:graphic-properties draw:fill="solid" draw:fill-color="#dddddd"/>
      <style:paragraph-properties fo:background-color="#dddddd">
        <style:tab-stops/>
      </style:paragraph-properties>
      <style:text-properties fo:font-variant="normal" fo:text-transform="none" style:use-window-font-color="true" loext:opacity="0%" style:font-name="Liberation Serif" fo:font-size="12pt" fo:letter-spacing="normal" fo:font-style="italic" fo:font-weight="normal" officeooo:rsid="00408c9c" officeooo:paragraph-rsid="00408c9c" style:font-style-asian="italic" style:font-weight-asian="normal" style:font-style-complex="italic" style:font-weight-complex="normal"/>
    </style:style>
    <style:style style:name="P45"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italic" fo:font-weight="normal" officeooo:rsid="00408c9c" officeooo:paragraph-rsid="00408c9c" style:font-style-asian="italic" style:font-weight-asian="normal" style:font-style-complex="italic" style:font-weight-complex="normal"/>
    </style:style>
    <style:style style:name="P46" style:family="paragraph" style:parent-style-name="Standard">
      <style:text-properties fo:font-variant="normal" fo:text-transform="none" fo:color="#555555" loext:opacity="100%" style:font-name="apple-system" fo:font-size="10.5pt" fo:letter-spacing="normal" fo:font-style="normal" fo:font-weight="normal" officeooo:rsid="000f335c" officeooo:paragraph-rsid="000f335c"/>
    </style:style>
    <style:style style:name="P47" style:family="paragraph" style:parent-style-name="Standard">
      <style:text-properties officeooo:rsid="0009b07c" officeooo:paragraph-rsid="0009b07c"/>
    </style:style>
    <style:style style:name="P48" style:family="paragraph" style:parent-style-name="Standard">
      <style:text-properties officeooo:rsid="000d51a0" officeooo:paragraph-rsid="000d51a0"/>
    </style:style>
    <style:style style:name="P49" style:family="paragraph" style:parent-style-name="Standard">
      <style:text-properties officeooo:rsid="000d51a0" officeooo:paragraph-rsid="000f335c"/>
    </style:style>
    <style:style style:name="P50" style:family="paragraph" style:parent-style-name="Standard">
      <style:text-properties officeooo:rsid="000d51a0" officeooo:paragraph-rsid="0034fbfb"/>
    </style:style>
    <style:style style:name="P51" style:family="paragraph" style:parent-style-name="Standard">
      <style:text-properties officeooo:rsid="000f335c" officeooo:paragraph-rsid="000f335c"/>
    </style:style>
    <style:style style:name="P52" style:family="paragraph" style:parent-style-name="Standard">
      <style:text-properties officeooo:paragraph-rsid="000f335c"/>
    </style:style>
    <style:style style:name="P53" style:family="paragraph" style:parent-style-name="Standard">
      <style:text-properties officeooo:paragraph-rsid="000d51a0"/>
    </style:style>
    <style:style style:name="P54" style:family="paragraph" style:parent-style-name="Standard">
      <style:text-properties officeooo:rsid="0010f49e" officeooo:paragraph-rsid="0010f49e"/>
    </style:style>
    <style:style style:name="P55" style:family="paragraph" style:parent-style-name="Standard">
      <style:text-properties officeooo:rsid="0011dbc5" officeooo:paragraph-rsid="0011dbc5"/>
    </style:style>
    <style:style style:name="P56" style:family="paragraph" style:parent-style-name="Standard">
      <style:text-properties officeooo:rsid="00144496" officeooo:paragraph-rsid="00144496"/>
    </style:style>
    <style:style style:name="P57" style:family="paragraph" style:parent-style-name="Standard">
      <style:text-properties officeooo:rsid="0014edce" officeooo:paragraph-rsid="0014edce"/>
    </style:style>
    <style:style style:name="P58" style:family="paragraph" style:parent-style-name="Standard">
      <style:text-properties fo:font-size="18pt" officeooo:rsid="000f335c" officeooo:paragraph-rsid="000f335c" style:font-size-asian="18pt" style:font-size-complex="18pt"/>
    </style:style>
    <style:style style:name="P59" style:family="paragraph" style:parent-style-name="Standard">
      <style:text-properties officeooo:rsid="00162cd2" officeooo:paragraph-rsid="00162cd2"/>
    </style:style>
    <style:style style:name="P60" style:family="paragraph" style:parent-style-name="Standard">
      <style:text-properties officeooo:rsid="0017b296" officeooo:paragraph-rsid="0017b296"/>
    </style:style>
    <style:style style:name="P61" style:family="paragraph" style:parent-style-name="Standard">
      <style:text-properties fo:font-weight="bold" officeooo:rsid="001edc08" officeooo:paragraph-rsid="001edc08" style:font-weight-asian="bold" style:font-weight-complex="bold"/>
    </style:style>
    <style:style style:name="P62" style:family="paragraph" style:parent-style-name="Standard">
      <style:text-properties fo:font-weight="bold" officeooo:rsid="001b76a4" officeooo:paragraph-rsid="001b76a4" style:font-weight-asian="bold" style:font-weight-complex="bold"/>
    </style:style>
    <style:style style:name="P63" style:family="paragraph" style:parent-style-name="Standard">
      <style:text-properties fo:font-weight="bold" officeooo:rsid="001f7c08" officeooo:paragraph-rsid="001f7c08" style:font-weight-asian="bold" style:font-weight-complex="bold"/>
    </style:style>
    <style:style style:name="P64" style:family="paragraph" style:parent-style-name="Standard">
      <style:text-properties officeooo:rsid="001b76a4" officeooo:paragraph-rsid="001b76a4"/>
    </style:style>
    <style:style style:name="P65" style:family="paragraph" style:parent-style-name="Standard">
      <style:text-properties officeooo:rsid="001edc08" officeooo:paragraph-rsid="001edc08"/>
    </style:style>
    <style:style style:name="P66" style:family="paragraph" style:parent-style-name="Standard">
      <style:text-properties officeooo:rsid="002cef1a" officeooo:paragraph-rsid="002cef1a"/>
    </style:style>
    <style:style style:name="P67" style:family="paragraph" style:parent-style-name="Standard">
      <style:text-properties style:font-name="Jetbrains Mono" fo:font-size="9pt" officeooo:rsid="002cef1a" officeooo:paragraph-rsid="002cef1a" style:font-size-asian="9pt" style:font-size-complex="9pt"/>
    </style:style>
    <style:style style:name="P68" style:family="paragraph" style:parent-style-name="Standard">
      <style:text-properties style:font-name="Jetbrains Mono" fo:font-size="9pt" officeooo:rsid="002e3e0f" officeooo:paragraph-rsid="002e3e0f" style:font-size-asian="9pt" style:font-size-complex="9pt"/>
    </style:style>
    <style:style style:name="P69" style:family="paragraph" style:parent-style-name="Standard">
      <style:text-properties officeooo:rsid="002e3e0f" officeooo:paragraph-rsid="002e3e0f"/>
    </style:style>
    <style:style style:name="P70" style:family="paragraph" style:parent-style-name="Standard">
      <style:text-properties officeooo:rsid="002e3e0f" officeooo:paragraph-rsid="002e6a5d"/>
    </style:style>
    <style:style style:name="P71" style:family="paragraph" style:parent-style-name="Standard">
      <style:text-properties officeooo:paragraph-rsid="002e3e0f"/>
    </style:style>
    <style:style style:name="P72" style:family="paragraph" style:parent-style-name="Standard">
      <style:text-properties officeooo:rsid="002e6a5d" officeooo:paragraph-rsid="002e6a5d"/>
    </style:style>
    <style:style style:name="P73" style:family="paragraph" style:parent-style-name="Standard">
      <style:text-properties fo:font-style="italic" officeooo:rsid="002e3e0f" officeooo:paragraph-rsid="002e3e0f" style:font-style-asian="italic" style:font-style-complex="italic"/>
    </style:style>
    <style:style style:name="P74" style:family="paragraph" style:parent-style-name="Standard">
      <style:paragraph-properties fo:break-before="page"/>
      <style:text-properties officeooo:paragraph-rsid="0009b07c"/>
    </style:style>
    <style:style style:name="P75" style:family="paragraph" style:parent-style-name="Standard">
      <style:paragraph-properties fo:break-before="page"/>
      <style:text-properties officeooo:paragraph-rsid="000f335c"/>
    </style:style>
    <style:style style:name="P76" style:family="paragraph" style:parent-style-name="Standard">
      <style:paragraph-properties fo:break-before="page"/>
      <style:text-properties officeooo:rsid="000d51a0" officeooo:paragraph-rsid="000f335c"/>
    </style:style>
    <style:style style:name="P77" style:family="paragraph" style:parent-style-name="Standard">
      <style:paragraph-properties fo:break-before="page"/>
      <style:text-properties fo:font-variant="normal" fo:text-transform="none" style:use-window-font-color="true" loext:opacity="0%" style:font-name="Liberation Serif" fo:font-size="22pt" fo:letter-spacing="normal" fo:font-style="normal" style:text-underline-style="solid" style:text-underline-width="auto" style:text-underline-color="font-color" fo:font-weight="bold" officeooo:rsid="0034fbfb" officeooo:paragraph-rsid="0034fbfb" style:font-size-asian="22pt" style:font-weight-asian="bold" style:font-size-complex="22pt" style:font-weight-complex="bold"/>
    </style:style>
    <style:style style:name="P78" style:family="paragraph" style:parent-style-name="Standard">
      <loext:graphic-properties draw:fill="solid" draw:fill-color="#2b2b2b"/>
      <style:paragraph-properties fo:background-color="#2b2b2b" fo:padding="0cm" fo:border="none" style:shadow="none"/>
      <style:text-properties officeooo:rsid="001b76a4" officeooo:paragraph-rsid="001b76a4"/>
    </style:style>
    <style:style style:name="P79" style:family="paragraph" style:parent-style-name="Text_20_body">
      <style:text-properties officeooo:rsid="0017b296" officeooo:paragraph-rsid="0017b296"/>
    </style:style>
    <style:style style:name="P80" style:family="paragraph" style:parent-style-name="Heading_20_2">
      <style:paragraph-properties fo:break-before="page"/>
    </style:style>
    <style:style style:name="P81" style:family="paragraph" style:parent-style-name="Standard" style:list-style-name="L1">
      <style:text-properties officeooo:paragraph-rsid="0006a602"/>
    </style:style>
    <style:style style:name="P82" style:family="paragraph" style:parent-style-name="Standard" style:list-style-name="L1">
      <style:text-properties officeooo:rsid="0006a602" officeooo:paragraph-rsid="0006a602"/>
    </style:style>
    <style:style style:name="P83" style:family="paragraph" style:parent-style-name="Standard" style:list-style-name="L1">
      <style:text-properties style:text-underline-style="solid" style:text-underline-width="auto" style:text-underline-color="font-color" officeooo:rsid="0006a602" officeooo:paragraph-rsid="0006a602"/>
    </style:style>
    <style:style style:name="P84" style:family="paragraph" style:parent-style-name="Standard" style:list-style-name="L1">
      <style:text-properties officeooo:rsid="0006a784" officeooo:paragraph-rsid="0006a784"/>
    </style:style>
    <style:style style:name="P85" style:family="paragraph" style:parent-style-name="Standard" style:list-style-name="L1">
      <style:text-properties officeooo:rsid="000934ad" officeooo:paragraph-rsid="000934ad"/>
    </style:style>
    <style:style style:name="P86" style:family="paragraph" style:parent-style-name="Standard" style:list-style-name="L1">
      <style:text-properties officeooo:rsid="0006ea01" officeooo:paragraph-rsid="0006ea01"/>
    </style:style>
    <style:style style:name="P87" style:family="paragraph" style:parent-style-name="Standard" style:list-style-name="L2">
      <style:text-properties officeooo:paragraph-rsid="000a3f90"/>
    </style:style>
    <style:style style:name="P88"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a3f90" officeooo:paragraph-rsid="000a3f90" style:font-weight-asian="normal" style:font-weight-complex="normal"/>
    </style:style>
    <style:style style:name="P89"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b146d" officeooo:paragraph-rsid="000b146d" style:font-weight-asian="normal" style:font-weight-complex="normal"/>
    </style:style>
    <style:style style:name="P90"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b5e49" officeooo:paragraph-rsid="000b5e49" style:font-weight-asian="normal" style:font-weight-complex="normal"/>
    </style:style>
    <style:style style:name="P91"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30a5a" officeooo:paragraph-rsid="00430a5a" style:font-style-asian="normal" style:font-weight-asian="normal" style:font-style-complex="normal" style:font-weight-complex="normal"/>
    </style:style>
    <style:style style:name="P92"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6abe8" officeooo:paragraph-rsid="0046abe8" style:font-style-asian="normal" style:font-weight-asian="normal" style:font-style-complex="normal" style:font-weight-complex="normal"/>
    </style:style>
    <style:style style:name="P93"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7a45f" officeooo:paragraph-rsid="0047a45f" style:font-style-asian="normal" style:font-weight-asian="normal" style:font-style-complex="normal" style:font-weight-complex="normal"/>
    </style:style>
    <style:style style:name="P94" style:family="paragraph" style:parent-style-name="Standard" style:list-style-name="L2">
      <style:text-properties officeooo:rsid="000b5e49" officeooo:paragraph-rsid="000b5e49"/>
    </style:style>
    <style:style style:name="P95" style:family="paragraph" style:parent-style-name="Standard" style:list-style-name="L3">
      <style:text-properties officeooo:paragraph-rsid="000d51a0"/>
    </style:style>
    <style:style style:name="P96" style:family="paragraph" style:parent-style-name="Standard" style:list-style-name="L4">
      <style:text-properties officeooo:rsid="0011dbc5" officeooo:paragraph-rsid="0011dbc5"/>
    </style:style>
    <style:style style:name="P97" style:family="paragraph" style:parent-style-name="Standard" style:list-style-name="L4">
      <style:text-properties fo:font-weight="bold" officeooo:rsid="0011dbc5" officeooo:paragraph-rsid="0011dbc5" style:font-weight-asian="bold" style:font-weight-complex="bold"/>
    </style:style>
    <style:style style:name="T1" style:family="text">
      <style:text-properties officeooo:rsid="0006a602"/>
    </style:style>
    <style:style style:name="T2" style:family="text">
      <style:text-properties officeooo:rsid="0006a784"/>
    </style:style>
    <style:style style:name="T3" style:family="text">
      <style:text-properties fo:font-weight="bold" style:font-weight-asian="bold" style:font-weight-complex="bold"/>
    </style:style>
    <style:style style:name="T4" style:family="text">
      <style:text-properties fo:font-weight="bold" officeooo:rsid="0006a784" style:font-weight-asian="bold" style:font-weight-complex="bold"/>
    </style:style>
    <style:style style:name="T5" style:family="text">
      <style:text-properties fo:font-weight="bold" officeooo:rsid="000d51a0" style:font-weight-asian="bold" style:font-weight-complex="bold"/>
    </style:style>
    <style:style style:name="T6" style:family="text">
      <style:text-properties fo:font-weight="bold" officeooo:rsid="002e3e0f"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06a784" style:font-weight-asian="normal" style:font-weight-complex="normal"/>
    </style:style>
    <style:style style:name="T9" style:family="text">
      <style:text-properties officeooo:rsid="00076e17"/>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solid" style:text-underline-width="auto" style:text-underline-color="font-color" fo:font-weight="bold" officeooo:rsid="0011c19f" style:font-weight-asian="bold" style:font-weight-complex="bold"/>
    </style:style>
    <style:style style:name="T13" style:family="text">
      <style:text-properties fo:font-variant="normal" fo:text-transform="none" fo:color="#42455a" loext:opacity="100%" style:font-name="Liberation Serif" fo:font-size="12pt" fo:letter-spacing="normal" fo:font-style="normal" fo:font-weight="normal" style:font-weight-asian="normal" style:font-weight-complex="normal"/>
    </style:style>
    <style:style style:name="T14" style:family="text">
      <style:text-properties fo:font-variant="normal" fo:text-transform="none" fo:color="#42455a" loext:opacity="100%" style:font-name="Liberation Serif" fo:font-size="12pt" fo:letter-spacing="normal" fo:font-style="normal" fo:font-weight="normal" officeooo:rsid="00076e17" style:font-weight-asian="normal" style:font-weight-complex="normal"/>
    </style:style>
    <style:style style:name="T15" style:family="text">
      <style:text-properties fo:font-variant="normal" fo:text-transform="none" style:use-window-font-color="true" loext:opacity="0%" style:font-name="Liberation Serif" fo:font-size="12pt" fo:letter-spacing="normal" fo:font-style="normal" fo:font-weight="normal" style:font-weight-asian="normal" style:font-weight-complex="normal"/>
    </style:style>
    <style:style style:name="T16" style:family="text">
      <style:text-properties fo:font-variant="normal" fo:text-transform="none" style:use-window-font-color="true" loext:opacity="0%" style:font-name="Liberation Serif" fo:font-size="12pt" fo:letter-spacing="normal" fo:font-style="normal" fo:font-weight="normal" officeooo:rsid="0009b07c" style:font-weight-asian="normal" style:font-weight-complex="normal"/>
    </style:style>
    <style:style style:name="T17" style:family="text">
      <style:text-properties fo:font-variant="normal" fo:text-transform="none" style:use-window-font-color="true" loext:opacity="0%" style:font-name="Liberation Serif" fo:font-size="12pt" fo:letter-spacing="normal" fo:font-style="normal" fo:font-weight="normal" officeooo:rsid="0006a602" style:font-weight-asian="normal" style:font-weight-complex="normal"/>
    </style:style>
    <style:style style:name="T18" style:family="text">
      <style:text-properties fo:font-variant="normal" fo:text-transform="none" style:use-window-font-color="true" loext:opacity="0%" style:font-name="Liberation Serif" fo:font-size="12pt" fo:letter-spacing="normal" fo:font-style="normal" fo:font-weight="normal" officeooo:rsid="00076e17" style:font-weight-asian="normal" style:font-weight-complex="normal"/>
    </style:style>
    <style:style style:name="T19" style:family="text">
      <style:text-properties fo:font-variant="normal" fo:text-transform="none" style:use-window-font-color="true" loext:opacity="0%" style:font-name="Liberation Serif" fo:font-size="12pt" fo:letter-spacing="normal" fo:font-style="normal" fo:font-weight="normal" officeooo:rsid="000a3f90" style:font-weight-asian="normal" style:font-weight-complex="normal"/>
    </style:style>
    <style:style style:name="T20" style:family="text">
      <style:text-properties fo:font-variant="normal" fo:text-transform="none" style:use-window-font-color="true" loext:opacity="0%" style:font-name="Liberation Serif" fo:font-size="12pt" fo:letter-spacing="normal" fo:font-style="normal" fo:font-weight="normal" officeooo:rsid="000ca700" style:font-weight-asian="normal" style:font-weight-complex="normal"/>
    </style:style>
    <style:style style:name="T21" style:family="text">
      <style:text-properties officeooo:rsid="000934ad"/>
    </style:style>
    <style:style style:name="T22" style:family="text">
      <style:text-properties officeooo:rsid="0009b07c"/>
    </style:style>
    <style:style style:name="T23" style:family="text">
      <style:text-properties officeooo:rsid="000d51a0"/>
    </style:style>
    <style:style style:name="T24" style:family="text">
      <style:text-properties officeooo:rsid="0010f49e"/>
    </style:style>
    <style:style style:name="T25" style:family="text">
      <style:text-properties officeooo:rsid="0011c19f"/>
    </style:style>
    <style:style style:name="T26" style:family="text">
      <style:text-properties officeooo:rsid="00144496"/>
    </style:style>
    <style:style style:name="T27" style:family="text">
      <style:text-properties officeooo:rsid="0017b296"/>
    </style:style>
    <style:style style:name="T28" style:family="text">
      <style:text-properties officeooo:rsid="0019b22b"/>
    </style:style>
    <style:style style:name="T29" style:family="text">
      <style:text-properties fo:color="#cc7832" loext:opacity="100%" style:font-name="JetBrains Mono" fo:font-size="9pt" fo:font-style="normal" fo:font-weight="normal" style:font-size-asian="9pt" style:font-style-asian="normal" style:font-weight-asian="normal"/>
    </style:style>
    <style:style style:name="T30" style:family="text">
      <style:text-properties fo:color="#a9b7c6" loext:opacity="100%" style:font-name="JetBrains Mono" fo:font-size="9pt" fo:font-style="normal" fo:font-weight="normal" style:font-size-asian="9pt" style:font-style-asian="normal" style:font-weight-asian="normal"/>
    </style:style>
    <style:style style:name="T31" style:family="text">
      <style:text-properties fo:color="#808080" loext:opacity="100%" style:font-name="JetBrains Mono" fo:font-size="9pt" fo:font-style="normal" fo:font-weight="normal" style:font-size-asian="9pt" style:font-style-asian="normal" style:font-weight-asian="normal"/>
    </style:style>
    <style:style style:name="T32" style:family="text">
      <style:text-properties fo:color="#8888c6" loext:opacity="100%" style:font-name="JetBrains Mono" fo:font-size="9pt" fo:font-style="normal" fo:font-weight="normal" style:font-size-asian="9pt" style:font-style-asian="normal" style:font-weight-asian="normal"/>
    </style:style>
    <style:style style:name="T33" style:family="text">
      <style:text-properties fo:color="#6a8759" loext:opacity="100%" style:font-name="JetBrains Mono" fo:font-size="9pt" fo:font-style="normal" fo:font-weight="normal" style:font-size-asian="9pt" style:font-style-asian="normal" style:font-weight-asian="normal"/>
    </style:style>
    <style:style style:name="T34" style:family="text">
      <style:text-properties officeooo:rsid="002e3e0f"/>
    </style:style>
    <style:style style:name="T35" style:family="text">
      <style:text-properties fo:font-style="italic" style:font-style-asian="italic" style:font-style-complex="italic"/>
    </style:style>
    <style:style style:name="T36" style:family="text">
      <style:text-properties officeooo:rsid="002e6a5d"/>
    </style:style>
    <style:style style:name="T37" style:family="text">
      <style:text-properties style:font-name="Liberation Mono" fo:font-size="9pt" style:font-size-asian="9pt" style:font-size-complex="9pt"/>
    </style:style>
    <style:style style:name="T38" style:family="text">
      <style:text-properties officeooo:rsid="004071ab"/>
    </style:style>
    <style:style style:name="T39" style:family="text">
      <style:text-properties officeooo:rsid="00413f69"/>
    </style:style>
    <style:style style:name="T40" style:family="text">
      <style:text-properties officeooo:rsid="0046abe8"/>
    </style:style>
    <style:style style:name="T41" style:family="text">
      <style:text-properties officeooo:rsid="0047a45f"/>
    </style:style>
    <style:style style:name="T42" style:family="text">
      <style:text-properties officeooo:rsid="00491f0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5 principales referentes del análisis de mercados → Dow, Gann, Elliot y Merrill</text:p>
      <text:p text:style-name="P2"/>
      <text:p text:style-name="P2"/>
      <text:p text:style-name="P2">CHARLES DOW, <text:span text:style-name="T22">nació</text:span> en 1851. <text:span text:style-name="T9">Fue el fundador del periódico The Wall Street Journal.</text:span></text:p>
      <text:list xml:id="list3240988364" text:style-name="L1">
        <text:list-header>
          <text:p text:style-name="P82"/>
        </text:list-header>
        <text:list-item>
          <text:p text:style-name="P82">Análisis de máximos y mínimos de las fluctuaciones, para intentar predecir la dirección del mercado.</text:p>
          <text:p text:style-name="P81"/>
        </text:list-item>
        <text:list-item>
          <text:p text:style-name="P81"><text:span text:style-name="T1">IMPORTANTE: ver dichos máximos y mínimos con respecto a los máximos y mínimos anteriores. → <text:tab/>APRENDER A LEER GRAFICO DE TRADING. </text:span><text:span text:style-name="T2">PUNTO 4</text:span></text:p>
          <text:p text:style-name="P81"/>
        </text:list-item>
        <text:list-item>
          <text:p text:style-name="P83"><text:span text:style-name="T2">TEORÍA DE DOW. </text:span>6 principios:</text:p>
        </text:list-item>
      </text:list>
      <text:p text:style-name="P2"/>
      <text:list xml:id="list124520223284307" text:continue-numbering="true" text:style-name="L1">
        <text:list-item>
          <text:list>
            <text:list-item>
              <text:p text:style-name="P82">Cualquier acontecimiento externo se ve en el gráfico.</text:p>
            </text:list-item>
          </text:list>
        </text:list-item>
      </text:list>
      <text:p text:style-name="P1"/>
      <text:list xml:id="list124520230830865" text:continue-numbering="true" text:style-name="L1">
        <text:list-item>
          <text:list>
            <text:list-item>
              <text:p text:style-name="P82">Mercado tiene 3 tendencias:</text:p>
              <text:list>
                <text:list-item>
                  <text:p text:style-name="P82">Primaria (largo plazo, entre 1 y 3 años)</text:p>
                </text:list-item>
                <text:list-item>
                  <text:p text:style-name="P82">Secundaria (medio plazo, entre 3 semanas y 3 meses)</text:p>
                </text:list-item>
                <text:list-item>
                  <text:p text:style-name="P82">Terciaria <text:span text:style-name="T21">o menor </text:span>(corto plazo, &lt; 3 semanas) </text:p>
                </text:list-item>
              </text:list>
            </text:list-item>
          </text:list>
        </text:list-item>
      </text:list>
      <text:p text:style-name="P2"/>
      <text:list xml:id="list124519387123548" text:continue-numbering="true" text:style-name="L1">
        <text:list-item>
          <text:list>
            <text:list-item>
              <text:p text:style-name="P81"><text:span text:style-name="T1">Tendencias primarias 3 fases: </text:span><text:span text:style-name="T4">(acumulación lo he escuchado como mercado lateral a veces) </text:span><text:span text:style-name="T8">VER IMAGEN </text:span><text:a xlink:type="simple" xlink:href="https://admiralmarkets.com/es/education/articles/forex-indicators/teoria-dow" text:style-name="Internet_20_link" text:visited-style-name="Visited_20_Internet_20_Link"><text:span text:style-name="T8">https://admiralmarkets.com/es/education/articles/forex-indicators/teoria-dow</text:span></text:a></text:p>
              <text:list>
                <text:list-item>
                  <text:p text:style-name="P82"><text:span text:style-name="T2">Tend. Prim. A</text:span>lcista →<text:span text:style-name="T2"> acumulación – tendencia – distribución</text:span></text:p>
                </text:list-item>
                <text:list-item>
                  <text:p text:style-name="P84">Tend. Prim. Bajista → acumulación – tendencia – pánico</text:p>
                </text:list-item>
              </text:list>
            </text:list-item>
          </text:list>
        </text:list-item>
      </text:list>
      <text:p text:style-name="P3"/>
      <text:list xml:id="list124518668253597" text:continue-numbering="true" text:style-name="L1">
        <text:list-item>
          <text:list>
            <text:list-item>
              <text:p text:style-name="P84">Volumen de negociación confirma la tendencia</text:p>
            </text:list-item>
          </text:list>
          <text:p text:style-name="P84"/>
          <text:list text:continue-numbering="true">
            <text:list-header>
              <text:p text:style-name="P85"><text:span text:style-name="T10">¿Volumen de negocio?</text:span> : o volumen de ventas, medida contable que recoge los ingresos que una empresa ha obtenido por su actividad durante un periodo determinado de tiempo. → Es el total de ingresos recibidos por la realización de transacciones económicas realizadas en un período.</text:p>
              <text:p text:style-name="P85">En el <text:span text:style-name="T11">trading</text:span>, el volumen es la cantidad de un activo en el que se invierte durante un período de tiempo. Es un indicador clave de la actividad del mercado y la liquidez.</text:p>
            </text:list-header>
          </text:list>
        </text:list-item>
      </text:list>
      <text:p text:style-name="P3"/>
      <text:list xml:id="list124519480396552" text:continue-numbering="true" text:style-name="L1">
        <text:list-item>
          <text:list>
            <text:list-item>
              <text:list>
                <text:list-item>
                  <text:p text:style-name="P84">Alcista: Si el precio sube, el volumen aumenta. Si el precio baja, el volumen disminuye.</text:p>
                </text:list-item>
                <text:list-item>
                  <text:p text:style-name="P84">Bajista: Si el precio sube, volumen baja. Si el precio baja, volumen aumenta.</text:p>
                </text:list-item>
              </text:list>
            </text:list-item>
          </text:list>
        </text:list-item>
      </text:list>
      <text:p text:style-name="P3"/>
      <text:list xml:id="list124518874924655" text:continue-numbering="true" text:style-name="L1">
        <text:list-item>
          <text:list>
            <text:list-item>
              <text:p text:style-name="P84">Confirmación con el índice Dow Jones Industrial and Dow Jones Transportes <text:span text:style-name="T21">(antiguo Ferrocarril)</text:span> → son dos índices/tendencias. Si la tendencia no está confirmada por estos índices, es señal de debilitación o reversión de la misma. <text:span text:style-name="T9">(Dow Jones, índice de la bolsa de Nueva York)</text:span></text:p>
            </text:list-item>
          </text:list>
        </text:list-item>
      </text:list>
      <text:p text:style-name="P3"/>
      <text:list xml:id="list124518763625759" text:continue-numbering="true" text:style-name="L1">
        <text:list-item>
          <text:list>
            <text:list-item>
              <text:p text:style-name="P84">Vigencia de la tendencia actual hasta que se demuestre el cambio.</text:p>
              <text:p text:style-name="P84"/>
            </text:list-item>
          </text:list>
        </text:list-item>
      </text:list>
      <text:p text:style-name="P3"/>
      <text:list xml:id="list124519337371113" text:continue-numbering="true" text:style-name="L1">
        <text:list-item>
          <text:p text:style-name="P84">ESCENARIOS ALCISTAS Y BAJISTAS. <text:s/>MERCADOS EN CONSOLIDACIÓN</text:p>
          <text:p text:style-name="P84"/>
          <text:list>
            <text:list-item>
              <text:p text:style-name="P84">Máximos más altos, mínimos más altos → mercado/tendencia alcista</text:p>
              <text:p text:style-name="P84"/>
            </text:list-item>
            <text:list-item>
              <text:p text:style-name="P84">Máximos más bajos, mínimos más bajos → mercado/tendencia bajista</text:p>
              <text:p text:style-name="P84"><text:soft-page-break/></text:p>
            </text:list-item>
            <text:list-item>
              <text:p text:style-name="P84">Mercado lateral o de consolidación, no ocurre ni a ni b.</text:p>
            </text:list-item>
          </text:list>
        </text:list-item>
      </text:list>
      <text:p text:style-name="P3"/>
      <text:p text:style-name="P3"/>
      <text:list xml:id="list124518560312663" text:continue-numbering="true" text:style-name="L1">
        <text:list-item>
          <text:p text:style-name="P86">SOPORTE O RESISTENCIA (zonas). <text:s/>Sirven para ver cuándo el mercado las “rompe”, buena opción para entrada a operar. Dan lugar a nuevas tendencias. PREDICE LA TENDENCIA DEL MERCADO (INDICA PUNTOS EXACTOS DE ENTRADA)</text:p>
          <text:p text:style-name="P86"/>
        </text:list-item>
      </text:list>
      <text:p text:style-name="P8"/>
      <text:list xml:id="list124519934401257" text:continue-numbering="true" text:style-name="L1">
        <text:list-item>
          <text:p text:style-name="P86">CASCADA DE MÍNIMOS. La cotización va haciendo mínimos menores, es una señal de tendencia bajista muy útil para mercados tendenciales con poco retroceso. <text:span text:style-name="T3">SL mas amplio.</text:span><text:span text:style-name="T7"> (SL=STOP LOSS, punto que marcamos para cerrar una acción para minimizar las pérdidas.) Estrategia muy agresiva</text:span></text:p>
        </text:list-item>
      </text:list>
      <text:p text:style-name="P10"/>
      <text:p text:style-name="P10"/>
      <text:p text:style-name="P5">Otros apuntes:</text:p>
      <text:p text:style-name="P5"/>
      <text:p text:style-name="P11">La teoría de DOW se basa en el comportamiento humano. Cualquier mercado</text:p>
      <text:p text:style-name="P11">El análisis se basa directamente en el precio. </text:p>
      <text:p text:style-name="P11">Indicador más rápido para confirmar una tendencia.</text:p>
      <text:p text:style-name="P11">Concepto sencillo, simple pero efectivo.</text:p>
      <text:p text:style-name="P11">Muy efectiva en trading de tendencia.</text:p>
      <text:p text:style-name="P11"/>
      <text:p text:style-name="P9"><text:span text:style-name="T14"><text:tab/>“ L</text:span><text:span text:style-name="T13">os mercados financieros están en continuo cambio. Sin embargo, los fundamentos de cómo las tendencias y los períodos de consolidación funcionan son similares a los días en que Charles Dow enunció por primera vez esta revolucionaria técnica de análisis. ”</text:span><text:span text:style-name="T14"> <text:s/>- </text:span><text:a xlink:type="simple" xlink:href="https://admiralmarkets.com/es/education/articles/forex-indicators/teoria-dow" text:style-name="Internet_20_link" text:visited-style-name="Visited_20_Internet_20_Link">https://admiralmarkets.com/es/education/articles/forex-indicators/teoria-dow</text:a></text:p>
      <text:p text:style-name="P12"/>
      <text:p text:style-name="P13"/>
      <text:p text:style-name="P13"/>
      <text:p text:style-name="P74"><text:span text:style-name="T16">RICHARD WYCKOFF,</text:span><text:span text:style-name="T17"> </text:span><text:span text:style-name="T16">nació</text:span><text:span text:style-name="T17"> en </text:span><text:span text:style-name="T16">1873</text:span><text:span text:style-name="T17">. </text:span><text:span text:style-name="T18">Fue el fundador del periódico The </text:span><text:span text:style-name="T16">Magazine of Wall Street</text:span><text:span text:style-name="T18">.</text:span></text:p>
      <text:p text:style-name="P14"/>
      <text:list xml:id="list1124021005" text:style-name="L2">
        <text:list-item>
          <text:p text:style-name="P87"><text:span text:style-name="T18">E</text:span><text:span text:style-name="T19">nfoque en 5 pasos: (imagen </text:span><text:a xlink:type="simple" xlink:href="https://armagafx.com/metodo-wyckoff-leyes/" text:style-name="Internet_20_link" text:visited-style-name="Visited_20_Internet_20_Link"><text:span text:style-name="T15">https://armagafx.com/metodo-wyckoff-leyes/</text:span></text:a><text:span text:style-name="T19">)</text:span></text:p>
          <text:list>
            <text:list-header>
              <text:p text:style-name="P88"/>
            </text:list-header>
            <text:list-item>
              <text:p text:style-name="P88">Determine la posición actual y la tendencia futura probable del mercado.</text:p>
              <text:p text:style-name="P88">Consolidado o en tendencia? Evaluación del mercado para futura tendencia (futuro cercano) Toma de decisiones a largo o corto plazo.</text:p>
              <text:p text:style-name="P88"/>
            </text:list-item>
            <text:list-item>
              <text:p text:style-name="P88">Seleccione acciones en armonía con la tendencia. En alcista, elegir acciones más fuertes que el mercado (mayores aumentos porcentuales que el mercado durante los repuntes y menores disminuciones durante las reacciones). Lo contrario para bajista.</text:p>
              <text:p text:style-name="P88"/>
            </text:list-item>
            <text:list-item>
              <text:p text:style-name="P88">Seleccione acciones con una “causa” que iguale o exceda su objetivo mínimo.</text:p>
              <text:p text:style-name="P88">Ley de Wyckoff de “Causa y Efecto”. Proyecciones P&amp;F (punto y figura).</text:p>
              <text:p text:style-name="P89">Ley de causa y efecto: el recuento horizontal de P&amp;F en un rango de negociación representa la causa, mientras que el movimiento de precios posterior es el efecto. Por lo tanto, para tomar posiciones largas, elija acciones que hayan creado una causa suficiente para su objetivo.</text:p>
              <text:p text:style-name="P89"/>
            </text:list-item>
            <text:list-item>
              <text:p text:style-name="P89">Disponibilidad de acciones. </text:p>
              <text:p text:style-name="P89"/>
            </text:list-item>
            <text:list-item>
              <text:p text:style-name="P89">Elección de activo para operar. Escoger el activo que va en armonía con el mercado general. (más probabilidades de éxito).</text:p>
            </text:list-item>
          </text:list>
        </text:list-item>
      </text:list>
      <text:p text:style-name="P15"/>
      <text:p text:style-name="P15"/>
      <text:list xml:id="list124519329316799" text:continue-numbering="true" text:style-name="L2">
        <text:list-item>
          <text:p text:style-name="P90">Ciclo de precios en la teoría de Wyckoff.</text:p>
          <text:p text:style-name="P94"><text:span text:style-name="T15">Análisis de la oferta y la demanda: acción del precio, volumen y tiempo. Wyckoff descifró con gráficos verticales (barras o velas) y gráficos de P&amp;F, las intenciones futuras de la oferta y demanda. Esquema: </text:span><text:a xlink:type="simple" xlink:href="https://armagafx.com/wp-content/uploads/2020/01/3-compressor.jpg" text:style-name="Internet_20_link" text:visited-style-name="Visited_20_Internet_20_Link">https://armagafx.com/wp-content/uploads/2020/01/3-compressor.jpg</text:a></text:p>
          <text:p text:style-name="P90"/>
        </text:list-item>
        <text:list-item>
          <text:p text:style-name="P90">Las 3 leyes del método Wyckoff:</text:p>
          <text:list>
            <text:list-header>
              <text:p text:style-name="P90"/>
            </text:list-header>
            <text:list-item>
              <text:p text:style-name="P90">Oferta y demanda: Demanda mayor que la oferta, el precio sube, al contrario, el precio baja. El trader/analista debe estudiar el equilibrio oferta/demanda comparando velas de precio y volumen.</text:p>
              <text:p text:style-name="P90"/>
            </text:list-item>
            <text:list-item>
              <text:p text:style-name="P90">Causa y efecto: La causa se mide mediante el recuento de volumen en un gráfico. El efecto es la distancia que se mueve el precio correspondiente a dicha causa.</text:p>
              <text:p text:style-name="P90"/>
            </text:list-item>
            <text:list-item>
              <text:p text:style-name="P90">Esfuerzo y resultado: Proporciona una advertencia de un posible cambio de tendencia en un futuro cercano.</text:p>
            </text:list-item>
          </text:list>
        </text:list-item>
      </text:list>
      <text:p text:style-name="P16"/>
      <text:p text:style-name="P16"/>
      <text:p text:style-name="P18"/>
      <text:h text:style-name="P80" text:outline-level="2">Trading algoritmico:</text:h>
      <text:p text:style-name="P51"/>
      <text:p text:style-name="P51">wikipedia: <text:a xlink:type="simple" xlink:href="https://es.wikipedia.org/wiki/Trading_algorítmico#:~:text=El%20trading%20algorítmico%2C%20o%20trading,o%20venta%20de%20instrumentos%20financieros" text:style-name="Internet_20_link" text:visited-style-name="Visited_20_Internet_20_Link">https://es.wikipedia.org/wiki/Trading_algor%C3%ADtmico#:~:text=El%20trading%20algor%C3%ADtmico%2C%20o%20trading,o%20venta%20de%20instrumentos%20financieros</text:a>.</text:p>
      <text:p text:style-name="P51"/>
      <text:p text:style-name="P51"/>
      <text:p text:style-name="P51">El <text:span text:style-name="T11">trading</text:span> es una práctica que se aplica en los mercados financieros. Consiste en comprar, o vender, un activo (o derivados) para sacarle beneficio al cabo de cierto tiempo realizando la operación opuesta. Es decir, si primero has comprado, luego vendes, y al revés. Por ejemplo: compro una acción de Apple que cuesta 100$, al cabo de un tiempo sube a 105$ y la vendo, habré ganado 5$ de beneficio. <text:span text:style-name="T24">(</text:span><text:a xlink:type="simple" xlink:href="https://www.hobbiecode.com/trading-algoritmico/" text:style-name="Internet_20_link" text:visited-style-name="Visited_20_Internet_20_Link"><text:span text:style-name="T24">https://www.hobbiecode.com/trading-algoritmico/</text:span></text:a><text:span text:style-name="T24">)</text:span></text:p>
      <text:p text:style-name="P54"/>
      <text:p text:style-name="P54"><text:span text:style-name="T11">Análisis fundamental</text:span>→ operar en base a las noticias (fundamentos) que van saliendo diariamente. <text:a xlink:type="simple" xlink:href="https://www.investing.com/" text:style-name="Internet_20_link" text:visited-style-name="Visited_20_Internet_20_Link">https://www.investing.com/</text:a> </text:p>
      <text:p text:style-name="P54"/>
      <text:p text:style-name="P54"><text:span text:style-name="T11">Análisis técnico</text:span> → sin importar las noticias, se fija mucho más en el precio y su movimiento. Aquí entraría el trading algoritmico. Medias móviles, cálculos matemáticos… → zonas de probabilidad estadística</text:p>
      <text:p text:style-name="P54"/>
      <text:p text:style-name="P54">Ejemplo MAPFRE, precio de su acción, en los últimos 15 años cuando el precio ha llegado a 1,3EUR, ha rebotado y subido rápidamente (grafico de velas, MAPFRE, <text:a xlink:type="simple" xlink:href="https://www.hobbiecode.com/trading-algoritmico/" text:style-name="Internet_20_link" text:visited-style-name="Visited_20_Internet_20_Link">https://www.hobbiecode.com/trading-algoritmico/</text:a>).</text:p>
      <text:p text:style-name="P54"/>
      <text:p text:style-name="P54"><draw:frame draw:style-name="fr3" draw:name="Imagen1" text:anchor-type="char" svg:width="17cm" svg:height="8.102cm" draw:z-index="0"><draw:image xlink:href="Pictures/10000000000003000000016EB00921610B853EC0.png" xlink:type="simple" xlink:show="embed" xlink:actuate="onLoad" draw:mime-type="image/png"/></draw:frame></text:p>
      <text:p text:style-name="P54"/>
      <text:p text:style-name="P51">Este análisis, igual que el fundamental, no te asegura que el precio vaya hacía la dirección que analices, pero sí te da una probabilidad de más del 50% de que puede ir hacía la dirección analizada. Si esto lo aplicas 1.000 veces y ganas el 51% de la veces, tienes un sistema ganador.</text:p>
      <text:p text:style-name="P51"/>
      <text:p text:style-name="P51"/>
      <text:p text:style-name="P51"/>
      <text:p text:style-name="P51"/>
      <text:p text:style-name="P51"/>
      <text:p text:style-name="P51"><text:soft-page-break/></text:p>
      <text:p text:style-name="P51"/>
      <text:p text:style-name="P51"/>
      <text:p text:style-name="P6">NOS FIJAMOS EN EL TRADING O ANALISIS TECNICO PARA DAR LUGAR AL TRADING ALGORITMICO</text:p>
      <text:p text:style-name="P51"/>
      <text:p text:style-name="P46"><text:span text:style-name="T25">E</text:span>l trading algorítmico es la automatización de un sistema de trading. <text:span text:style-name="T25">(</text:span><text:a xlink:type="simple" xlink:href="https://www.hobbiecode.com/trading-algoritmico/" text:style-name="Internet_20_link" text:visited-style-name="Visited_20_Internet_20_Link"><text:span text:style-name="T25">https://www.hobbiecode.com/trading-algoritmico/</text:span></text:a><text:span text:style-name="T25">)</text:span></text:p>
      <text:p text:style-name="P51"/>
      <text:p text:style-name="P51">El trading algorítmico utiliza códigos informáticos y análisis de gráficos para abrir y cerrar posiciones (COMPRAS O VENTAS) de acuerdo con unos parámetros determinados, como los movimientos de precios o los niveles de volatilidad. Cuando las condiciones actuales de mercado se ajustan a los criterios seleccionados, los algoritmos de trading pueden ejecutar una compra o una venta en tu nombre. Esto puede ahorrarte tiempo al analizar los mercados, y además tus operaciones se ejecutan de manera casi instantánea.</text:p>
      <text:p text:style-name="P48"/>
      <text:p text:style-name="P53"><text:span text:style-name="T25">P</text:span><text:span text:style-name="T23">rogramar un robot que realice operaciones en base a unas reglas no es complicado si vienes de un perfil técnico de programación o te gusta el mundo del código. Lo más complicado es encontrar el método ganador, lo demás, todo es posible. </text:span><text:span text:style-name="T25">Ventajas de la práctica del trading algoritmico:</text:span></text:p>
      <text:p text:style-name="P53"/>
      <text:p text:style-name="P53"><text:a xlink:type="simple" xlink:href="https://www.hobbiecode.com/trading-algoritmico/" text:style-name="Internet_20_link" text:visited-style-name="Visited_20_Internet_20_Link">https://www.hobbiecode.com/trading-algoritmico/</text:a> </text:p>
      <text:p text:style-name="P53"/>
      <text:list xml:id="list2079475588" text:style-name="L3">
        <text:list-item>
          <text:p text:style-name="P95"><text:span text:style-name="T5">No entra en juego las emociones.</text:span><text:span text:style-name="T23"> La psicología y las emociones es la gran razón por la que la mayoría de traders no son exitosos. El hecho de delegar la responsabilidad a un robot, quita por completo que entremos en el mercado de forma emocional sin seguir nuestras reglas. Un algoritmo siempre obedece a nuestras reglas.</text:span></text:p>
        </text:list-item>
      </text:list>
      <text:p text:style-name="P53"/>
      <text:list xml:id="list124519720977914" text:continue-numbering="true" text:style-name="L3">
        <text:list-item>
          <text:p text:style-name="P95"><text:span text:style-name="T5">Está siempre conectado al mercado.</text:span><text:span text:style-name="T23"> </text:span><text:span text:style-name="T25">Capacidad de incluir el programa/algoritmo en un servidor, de manera que no depende de la conexión y tiempo de la persona que lo usa.</text:span></text:p>
        </text:list-item>
      </text:list>
      <text:p text:style-name="P53"/>
      <text:list xml:id="list124518745051708" text:continue-numbering="true" text:style-name="L3">
        <text:list-item>
          <text:p text:style-name="P95"><text:span text:style-name="T5">Precisión en entradas y salidas.</text:span><text:span text:style-name="T23"> Es mucho más preciso y rápido a la hora de realizar acciones en nuestra operativa y, además, es capaz de abrir y cerrar operaciones simultáneas.</text:span></text:p>
        </text:list-item>
      </text:list>
      <text:p text:style-name="P53"/>
      <text:list xml:id="list124519229685892" text:continue-numbering="true" text:style-name="L3">
        <text:list-item>
          <text:p text:style-name="P95"><text:span text:style-name="T5">Machine Learning.</text:span><text:span text:style-name="T23"> Con las tecnologías de hoy en día y herramientas de BI y BigData, puedes entrenar un algoritmo en base al histórico e ir cambiando los parámetros día a día.</text:span></text:p>
        </text:list-item>
      </text:list>
      <text:p text:style-name="P53"/>
      <text:list xml:id="list124519712555021" text:continue-numbering="true" text:style-name="L3">
        <text:list-item>
          <text:p text:style-name="P95"><text:span text:style-name="T5">Trading de alta frecuencia</text:span><text:span text:style-name="T23">. </text:span><text:span text:style-name="T25">E</text:span><text:span text:style-name="T23">strategia que utilizan los grandes inversores (bancos, instituciones, etc.). </text:span><text:span text:style-name="T25">Ejecución de operaciones rápidas para poder rentabilizar el movimiento de capital al máximo. </text:span><text:span text:style-name="T12">(profundizar…..)</text:span></text:p>
        </text:list-item>
      </text:list>
      <text:p text:style-name="P48"/>
      <text:p text:style-name="P48"/>
      <text:p text:style-name="P55">Desventajas del trading algoritmico:</text:p>
      <text:p text:style-name="P55"/>
      <text:list xml:id="list1145411227" text:style-name="L4">
        <text:list-item>
          <text:p text:style-name="P96"><text:span text:style-name="T3">Dependencia de noticias</text:span>. A diferencia del trading fundamental, no tenemos en cuenta noticias que puedan afectar al comportamiento del mercado. Si queremos que el programa/robot/algoritmo distinga entre qué noticias afectan y cuales no, la complejidad aumentará bastante.</text:p>
        </text:list-item>
      </text:list>
      <text:p text:style-name="P55"/>
      <text:list xml:id="list124519736013532" text:continue-numbering="true" text:style-name="L4">
        <text:list-item>
          <text:p text:style-name="P96"><text:span text:style-name="T3">Dificultad para programar la acción del precio (Price Action)</text:span>. <text:span text:style-name="T23">Price Action es una técnica proveniente del análisis técnico que se basa en analizar el movimiento del precio en base a soportes, resistencias, lineas de tendencia, niveles, etc. Nada de cálculos matemáticos. Al no ser del todo exacto, por ejemplo una media es un número constante, pero los soportes </text:span><text:soft-page-break/><text:span text:style-name="T23">o resistencias los identificas a “ojo” y los pintas. Es complejo realizar un robot que te identifique estos patrones comparado con lo sencillo que es identificarlo a simple vista.</text:span></text:p>
          <text:p text:style-name="P97">En otras palabras, dificultad para identificar <text:span text:style-name="T10">patrones</text:span>.</text:p>
        </text:list-item>
      </text:list>
      <text:p text:style-name="P48"/>
      <text:p text:style-name="P56">PROGRAMA BOT.PY USANDO BINANCE, para criptomonedas (python-binance): <text:a xlink:type="simple" xlink:href="https://www.hobbiecode.com/robot-de-trading-binance-api/" text:style-name="Internet_20_link" text:visited-style-name="Visited_20_Internet_20_Link"><text:span text:style-name="T23">https://www.hobbiecode.com/robot-de-trading-binance-api/</text:span></text:a></text:p>
      <text:p text:style-name="P56"/>
      <text:p text:style-name="P56">Metatrader 5, integracion python: <text:a xlink:type="simple" xlink:href="https://www.mql5.com/es/docs/integration/python_metatrader5" text:style-name="Internet_20_link" text:visited-style-name="Visited_20_Internet_20_Link">https://www.mql5.com/es/docs/integration/python_metatrader5</text:a></text:p>
      <text:p text:style-name="P56"/>
      <text:p text:style-name="P57">Dos formaas de integrarlo: <text:a xlink:type="simple" xlink:href="https://www.mql5.com/es/articles/5691" text:style-name="Internet_20_link" text:visited-style-name="Visited_20_Internet_20_Link">https://www.mql5.com/es/articles/5691</text:a> </text:p>
      <text:p text:style-name="P57"/>
      <text:p text:style-name="P57">- <text:span text:style-name="T3">MetaTrader 5 Python API:</text:span> integración directa con Metatrader5, más fácil. No disponible en ubuntu.</text:p>
      <text:p text:style-name="P57"/>
      <text:p text:style-name="P57"><text:span text:style-name="T3">- Integracion de MQL5 y Python:</text:span> <text:s/><text:span text:style-name="T26">Un socket de red es un punto final de la interacción entre procesos a través de una red de ordenadores. La biblioteca estándar MQL5 incluye un grupo de las funciones Socket que ofrecen una interfaz de bajo nivel para trabajar en Internet. Esta interfaz es común para diferentes lenguajes de programación, ya que utiliza las llamadas de sistema al nivel del sistema operativo.</text:span><draw:frame draw:style-name="fr1" draw:name="Imagen3" text:anchor-type="char" svg:x="8.745cm" svg:y="2.314cm" svg:width="9.43cm" svg:height="7.684cm" draw:z-index="2"><draw:image xlink:href="Pictures/1000000000000272000001FE7EA08A8E46970676.png" xlink:type="simple" xlink:show="embed" xlink:actuate="onLoad" draw:mime-type="image/png"/></draw:frame><draw:frame draw:style-name="fr1" draw:name="Imagen2" text:anchor-type="char" svg:x="-0.764cm" svg:y="2.993cm" svg:width="9.465cm" svg:height="5.595cm" draw:z-index="1"><draw:image xlink:href="Pictures/1000000000000272000001725FFA5395FF9BFAD1.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SEGUIR POR AQUI, CONECTAR ESTO A UN SOCKE<text:span text:style-name="T27">T</text:span>, EN UN FUTURO PARA LA APLICACION PRINCIPAL, LLEVARME ESTO A DJANGO.</text:p>
      <text:p text:style-name="P57"/>
      <text:p text:style-name="P57"><text:a xlink:type="simple" xlink:href="https://www.mql5.com/es/articles/5691" text:style-name="Internet_20_link" text:visited-style-name="Visited_20_Internet_20_Link">https://www.mql5.com/es/articles/5691</text:a></text:p>
      <text:p text:style-name="P57"><text:a xlink:type="simple" xlink:href="https://packaging.python.org/tutorials/installing-packages/" text:style-name="Internet_20_link" text:visited-style-name="Visited_20_Internet_20_Link">https://packaging.python.org/tutorials/installing-packages/</text:a></text:p>
      <text:p text:style-name="P57"/>
      <text:p text:style-name="P59">MetaTrader5 SOLO EN WINDOWS, PASAR A WINDOWS</text:p>
      <text:p text:style-name="P60">Cosas para windows:</text:p>
      <text:p text:style-name="P60">-PyCharm</text:p>
      <text:p text:style-name="P60">-<text:span text:style-name="T28">Docker</text:span></text:p>
      <text:p text:style-name="P60">-<text:span text:style-name="T28">GitHub Desktop</text:span></text:p>
      <text:p text:style-name="P60">-<text:span text:style-name="T28">Python</text:span></text:p>
      <text:p text:style-name="P60">-<text:span text:style-name="T28">Deps de Python</text:span></text:p>
      <text:p text:style-name="P60"/>
      <text:p text:style-name="P60"/>
      <text:p text:style-name="P60"/>
      <text:p text:style-name="P60"><text:soft-page-break/></text:p>
      <text:p text:style-name="P60"/>
      <text:p text:style-name="P79"><text:a xlink:type="simple" xlink:href="https://www.mql5.com/en/docs/integration/python_metatrader5" text:style-name="Internet_20_link" text:visited-style-name="Visited_20_Internet_20_Link">https://www.mql5.com/en/docs/integration/python_metatrader5</text:a></text:p>
      <text:p text:style-name="P79"/>
      <text:p text:style-name="P79">Python is a modern high-level programming language for developing scripts and applications. It contains multiple libraries for machine learning, process automation, as well as data analysis and visualization.</text:p>
      <text:p text:style-name="Text_20_body">MetaTrader package for Python is designed for convenient and fast obtaining of exchange data via interprocessor communication directly from the MetaTrader 5 terminal. The data received this way can be further used for statistical calculations and machine learning.</text:p>
      <text:p text:style-name="P60"/>
      <text:p text:style-name="P64">Con un script inicial como este:</text:p>
      <text:p text:style-name="P64"/>
      <text:p text:style-name="P78"><text:span text:style-name="T29">import </text:span><text:span text:style-name="T30">MetaTrader5 </text:span><text:span text:style-name="T29">as </text:span><text:span text:style-name="T30">mt5</text:span><text:line-break/><text:line-break/><text:span text:style-name="T31"># Documentacion del modulo:</text:span><text:line-break/><text:span text:style-name="T31"># https://pypi.org/project/MetaTrader5/#description</text:span><text:line-break/><text:span text:style-name="T31"># https://www.mql5.com/en/docs/integration/python_metatrader5</text:span><text:line-break/><text:line-break/><text:line-break/><text:span text:style-name="T31"># Conectarse a MetaTrader5</text:span><text:line-break/><text:span text:style-name="T29">if not </text:span><text:span text:style-name="T30">mt5.initialize():</text:span><text:line-break/><text:span text:style-name="T30"> <text:s text:c="3"/></text:span><text:span text:style-name="T32">print</text:span><text:span text:style-name="T30">(</text:span><text:span text:style-name="T33">"initialize() failed"</text:span><text:span text:style-name="T30">)</text:span><text:line-break/><text:span text:style-name="T30"> <text:s text:c="3"/>mt5.shutdown()</text:span><text:line-break/><text:line-break/><text:span text:style-name="T31"># request connection status and parameters</text:span><text:line-break/><text:span text:style-name="T32">print</text:span><text:span text:style-name="T30">(mt5.terminal_info())</text:span><text:line-break/><text:line-break/><text:span text:style-name="T31"># get data on MetaTrader 5 version</text:span><text:line-break/><text:span text:style-name="T32">print</text:span><text:span text:style-name="T30">(mt5.version())</text:span></text:p>
      <text:p text:style-name="P64"/>
      <text:p text:style-name="P64">Nos conectamos a metatrader5. Mas documentacion y links en el script (metatrader_bot.py)</text:p>
      <text:p text:style-name="P64"><text:a xlink:type="simple" xlink:href="https://www.mql5.com/en/docs/integration/python_metatrader5" text:style-name="Internet_20_link" text:visited-style-name="Visited_20_Internet_20_Link">https://www.mql5.com/en/docs/integration/python_metatrader5</text:a></text:p>
      <text:p text:style-name="P64"/>
      <text:p text:style-name="P65">Mas docu de llamadas importantes de MT5:</text:p>
      <text:p text:style-name="P65"/>
      <text:p text:style-name="P61">positions_get</text:p>
      <text:p text:style-name="P65">Obtiene las posiciones abiertas con posibilidad de filtrado según un símbolo o ticket. Existen 3 variantes de llamada.</text:p>
      <text:p text:style-name="P65"><text:a xlink:type="simple" xlink:href="https://www.mql5.com/es/docs/integration/python_metatrader5/mt5positionsget_py" text:style-name="Internet_20_link" text:visited-style-name="Visited_20_Internet_20_Link">https://www.mql5.com/es/docs/integration/python_metatrader5/mt5positionsget_py</text:a></text:p>
      <text:p text:style-name="P65"/>
      <text:p text:style-name="P62">positions_total</text:p>
      <text:p text:style-name="P64">Obtiene el número de posiciones abiertas.</text:p>
      <text:p text:style-name="P64"><text:a xlink:type="simple" xlink:href="https://www.mql5.com/es/docs/integration/python_metatrader5/mt5positionstotal_py" text:style-name="Internet_20_link" text:visited-style-name="Visited_20_Internet_20_Link">https://www.mql5.com/es/docs/integration/python_metatrader5/mt5positionstotal_py</text:a></text:p>
      <text:p text:style-name="P64"/>
      <text:p text:style-name="P61">copy_ticks</text:p>
      <text:p text:style-name="P65"><text:a xlink:type="simple" xlink:href="https://www.mql5.com/es/docs/integration/python_metatrader5/mt5copyticksfrom_py" text:style-name="Internet_20_link" text:visited-style-name="Visited_20_Internet_20_Link">https://www.mql5.com/es/docs/integration/python_metatrader5/mt5copyticksfrom_py</text:a></text:p>
      <text:p text:style-name="P65"><text:a xlink:type="simple" xlink:href="https://www.mql5.com/es/docs/integration/python_metatrader5/mt5copyticksrange_py" text:style-name="Internet_20_link" text:visited-style-name="Visited_20_Internet_20_Link">https://www.mql5.com/es/docs/integration/python_metatrader5/mt5copyticksrange_py</text:a></text:p>
      <text:p text:style-name="P65"/>
      <text:p text:style-name="P61">order_send</text:p>
      <text:p text:style-name="P63">Comparar o vender, poner sl y tp</text:p>
      <text:p text:style-name="P65"><text:a xlink:type="simple" xlink:href="https://www.mql5.com/es/docs/integration/python_metatrader5/mt5ordersend_py" text:style-name="Internet_20_link" text:visited-style-name="Visited_20_Internet_20_Link">https://www.mql5.com/es/docs/integration/python_metatrader5/mt5ordersend_py</text:a></text:p>
      <text:p text:style-name="P66"><text:soft-page-break/>Con el programa basico de <text:a xlink:type="simple" xlink:href="https://www.mql5.com/en/docs/integration/python_metatrader5" text:style-name="Internet_20_link" text:visited-style-name="Visited_20_Internet_20_Link"><text:span text:style-name="T27">https://www.mql5.com/en/docs/integration/python_metatrader5</text:span></text:a></text:p>
      <text:p text:style-name="P66"/>
      <text:p text:style-name="P67">TerminalInfo(community_account=False, community_connection=False, connected=True, dlls_allowed=False, trade_allowed=False, tradeapi_disabled=False, email_enabled=False, ftp_enabled=False, notifications_enabled=False, mqid=False, build=2817, maxbars=100000, codepage=1252, ping_last=111014, community_balance=0.0, retransmission=0.0, company='MetaQuotes Software Corp.', name='MetaTrader 5', language='Spanish', path='C:\\Program Files\\MetaTrader 5', data_path='C:\\Users\\masus\\AppData\\Roaming\\MetaQuotes\\Terminal\\D0E8209F77C8CF37AD8BF550E51FF075', commondata_path='C:\\Users\\masus\\AppData\\Roaming\\MetaQuotes\\Terminal\\Common')</text:p>
      <text:p text:style-name="P67">(500, 2817, '01 Mar 2021')</text:p>
      <text:p text:style-name="P67"/>
      <text:p text:style-name="P67">----MOSTRANDO DATOS----</text:p>
      <text:p text:style-name="P67"/>
      <text:p text:style-name="P67">ticks( 186368 )</text:p>
      <text:p text:style-name="P67">(1614942051, 1.55382, 1.55389, 0., 0, 1614942051022, 134, 0.)</text:p>
      <text:p text:style-name="P67">(1614942051, 1.55385, 1.5539, 0., 0, 1614942051122, 134, 0.)</text:p>
      <text:p text:style-name="P67">(1614942051, 1.55381, 1.55386, 0., 0, 1614942051223, 134, 0.)</text:p>
      <text:p text:style-name="P67">(1614942051, 1.55377, 1.55383, 0., 0, 1614942051331, 134, 0.)</text:p>
      <text:p text:style-name="P67">(1614942051, 1.55375, 1.55383, 0., 0, 1614942051426, 130, 0.)</text:p>
      <text:p text:style-name="P67">(1614942051, 1.55376, 1.55383, 0., 0, 1614942051984, 130, 0.)</text:p>
      <text:p text:style-name="P67">(1614942052, 1.55377, 1.55382, 0., 0, 1614942052397, 134, 0.)</text:p>
      <text:p text:style-name="P67">(1614942052, 1.55376, 1.55382, 0., 0, 1614942052704, 130, 0.)</text:p>
      <text:p text:style-name="P67">(1614942052, 1.55377, 1.55384, 0., 0, 1614942052804, 134, 0.)</text:p>
      <text:p text:style-name="P67"/>
      <text:p text:style-name="P68"><draw:frame draw:style-name="fr2" draw:name="Imagen6" text:anchor-type="char" svg:width="11.841cm" svg:height="8.879cm" draw:z-index="5"><draw:image xlink:href="Pictures/1000020100000280000001E09A3B815CC7B2967C.png" xlink:type="simple" xlink:show="embed" xlink:actuate="onLoad" draw: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Qué son el ask y el bid en trading?</text:p>
      <text:p text:style-name="Standard"/>
      <text:p text:style-name="Standard"><text:a xlink:type="simple" xlink:href="https://www.novatostradingclub.com/formacion/spread-bid-ask-liquidez-brokers/" text:style-name="Internet_20_link" text:visited-style-name="Visited_20_Internet_20_Link">https://www.novatostradingclub.com/formacion/spread-bid-ask-liquidez-brokers/</text:a></text:p>
      <text:p text:style-name="Standard"/>
      <text:p text:style-name="Standard">En todo momento un activo, por ejemplo, las acciones de Inditex, tiene dos precios: el de compra y el de venta. Estos dos precios son el bid y el ask.</text:p>
      <text:p text:style-name="Standard"/>
      <text:p text:style-name="P71">- El <text:span text:style-name="T3">bid</text:span> es el precio que se ofrece (el <text:span text:style-name="T3">precio de compra </text:span><text:span text:style-name="T6">(del mercado)</text:span>).</text:p>
      <text:p text:style-name="P69">Precio al que TÚ le vendes al MERCADO.</text:p>
      <text:p text:style-name="Standard"/>
      <text:p text:style-name="P71">- El <text:span text:style-name="T3">ask</text:span> es el precio que te piden (el <text:span text:style-name="T3">precio de venta </text:span><text:span text:style-name="T6">(del mercado)</text:span>).</text:p>
      <text:p text:style-name="P69">Precio al que TÚ le compras al MERCADO.</text:p>
      <text:p text:style-name="Standard"/>
      <text:p text:style-name="Standard"><text:span text:style-name="T34">E</text:span>l precio de venta del mercado (<text:span text:style-name="T3">ask</text:span>) es el precio al que tú le compras al mercado. Igualmente, el precio de compra del mercado (<text:span text:style-name="T3">bid</text:span>) es el precio al que tú le vendes al mercado.</text:p>
      <text:p text:style-name="Standard"/>
      <text:p text:style-name="P69"><text:span text:style-name="T35">Más informacion en el link : </text:span><text:a xlink:type="simple" xlink:href="https://www.novatostradingclub.com/formacion/spread-bid-ask-liquidez-brokers/" text:style-name="Internet_20_link" text:visited-style-name="Visited_20_Internet_20_Link"><text:span text:style-name="T35">https://www.novatostradingclub.com/formacion/spread-bid-ask-liquidez-brokers/</text:span></text:a><text:span text:style-name="T35"> </text:span></text:p>
      <text:p text:style-name="P73"/>
      <text:p text:style-name="P69">No importa cuántos vendedores haya, el auténtico precio de venta <text:span text:style-name="T36">(ask) </text:span>es el más bajo de todos los ofertantes.</text:p>
      <text:p text:style-name="P69"/>
      <text:p text:style-name="P69">No importa cuántos compradores haya, el único precio de compra <text:span text:style-name="T36">(bid)</text:span> a considerar es el más alto.</text:p>
      <text:p text:style-name="P69"/>
      <text:p text:style-name="P7">¿Qué es el spread? ¿Liquidez?</text:p>
      <text:p text:style-name="P69"/>
      <text:p text:style-name="P70">- El <text:span text:style-name="T3">spread</text:span> (del inglés “separación”) y también conocido en español como horquilla, es la diferencia en un momento dado entre los precios <text:span text:style-name="T3">bid</text:span> y <text:span text:style-name="T3">ask</text:span>.</text:p>
      <text:p text:style-name="P70"/>
      <text:p text:style-name="P70">El spread debe ser pequeño, <text:span text:style-name="T3">cuanto más pequeño mejor</text:span>. Ten en cuenta, que sólo por entrar en el mercado, ya estás perdiendo dinero, porque tendrás que salir a un precio peor, y la diferencia de precios es el spread.</text:p>
      <text:p text:style-name="P70"/>
      <text:p text:style-name="P70">En realidad, que el spread sea muy grande es algo que sólo ocurre cuando participa muy poca gente. Por ejemplo, si sólo estamos tú y yo, y tú no vendes tus Inditex por menos de 100€ y yo no las compro por más de 70€ (el spread es 30€), entonces no hay trato y va a ser difícil que lleguemos a un acuerdo.</text:p>
      <text:p text:style-name="P70"/>
      <text:p text:style-name="P70">El spread es una medida de la liquidez (a menor spread, mayor liquidez) y </text:p>
      <text:p text:style-name="P70">- <text:span text:style-name="T36">L</text:span>a <text:span text:style-name="T3">liquidez</text:span> es en la práctica, la facilidad que tienes para comprar o vender al precio que quieras.</text:p>
      <text:p text:style-name="P70"/>
      <text:p text:style-name="P70">Cuantos más participantes y más activos sean, más liquidez habrá, el spread será menor, y los precios de compra serán tan parecidos que el spread apenas tendrá impacto en tu operativa.</text:p>
      <text:p text:style-name="P70"/>
      <text:p text:style-name="P70"/>
      <text:p text:style-name="P72">BUSCAMOS ENTONCES SITUACIONES CON MUCHA LIQUIDEZ, ES DECIR, SPREAD MINIMO.</text:p>
      <text:p text:style-name="P72"/>
      <text:p text:style-name="P72">Hablando del mercado de divisas (FOREX), un spread típico en el EUR/USD es de medio pip. Esto es, que se aprecia a partir de la quinta cifra decimal en el cambio de divisa.</text:p>
      <text:p text:style-name="P72"/>
      <text:p text:style-name="P72"/>
      <text:p text:style-name="P72"><text:soft-page-break/></text:p>
      <text:p text:style-name="P72">Cuando hay <text:span text:style-name="T3">volatilidad</text:span> el precio se acelera y las velas se hacen más grandes y bruscas. Esto provoca negociaciones más impulsivas e intempestivas, lo que agranda el spread.</text:p>
      <text:p text:style-name="P72"/>
      <text:p text:style-name="P72">Este fenómeno, es especialmente crítico en la operativa intradiaria, donde el spread puede llegar a anular por completo tu ventaja competitiva en el mercado.</text:p>
      <text:p text:style-name="P72"/>
      <text:p text:style-name="P72">En Forex, que es un mercado extremadamente complejo, el spread marca la diferencia. Muchas veces (aunque no siempre) conviene dejar escapar las velas más jugosas, porque llevan asociado un spread inasumible.</text:p>
      <text:p text:style-name="P72"/>
      <text:p text:style-name="P72"/>
      <text:p text:style-name="P72">(PIP: lo vemos mas adelante.</text:p>
      <text:p text:style-name="P72"><text:a xlink:type="simple" xlink:href="https://www.novatostradingclub.com/formacion/pips-ticks-y-puntos-en-trading/" text:style-name="Internet_20_link" text:visited-style-name="Visited_20_Internet_20_Link">https://www.novatostradingclub.com/formacion/pips-ticks-y-puntos-en-trading/</text:a>)</text:p>
      <text:p text:style-name="P72"/>
      <text:p text:style-name="P72"/>
      <text:p text:style-name="P76"><text:span text:style-name="T20"><text:s/></text:span><text:a xlink:type="simple" xlink:href="https://docs.djangoproject.com/en/3.1/intro/tutorial01/" text:style-name="Internet_20_link" text:visited-style-name="Visited_20_Internet_20_Link">https://docs.djangoproject.com/en/3.1/intro/tutorial01/</text:a></text:p>
      <text:p text:style-name="P19">django</text:p>
      <text:p text:style-name="P19">django-admin → en windows es necesario visual studio c++ 14.0 o superior</text:p>
      <text:p text:style-name="P19"/>
      <text:p text:style-name="P20">Programa basico de Django, siguiendo el tutorial:</text:p>
      <text:p text:style-name="P19"><draw:frame draw:style-name="fr1" draw:name="Imagen4" text:anchor-type="char" svg:x="0cm" svg:y="0.31cm" svg:width="17cm" svg:height="9.567cm" draw:z-index="3"><draw:image xlink:href="Pictures/100000000000077F00000438D23C7F824114B3A5.png" xlink:type="simple" xlink:show="embed" xlink:actuate="onLoad" draw:mime-type="image/png"/></draw:frame><draw:frame draw:style-name="fr1" draw:name="Imagen5" text:anchor-type="char" svg:x="0cm" svg:y="10.195cm" svg:width="17cm" svg:height="8.978cm" draw:z-index="4"><draw:image xlink:href="Pictures/10000000000003D100000204D64766D9A8002121.png" xlink:type="simple" xlink:show="embed" xlink:actuate="onLoad" draw:mime-type="image/png"/></draw:frame></text:p>
      <text:p text:style-name="P19"/>
      <text:p text:style-name="P19"/>
      <text:p text:style-name="P19"/>
      <text:p text:style-name="P19"/>
      <text:p text:style-name="P19"/>
      <text:p text:style-name="P19"/>
      <text:p text:style-name="P19"/>
      <text:p text:style-name="P19"><text:soft-page-break/>Now that your environment – a “project” – is set up, you’re set to start doing work.</text:p>
      <text:p text:style-name="P19"/>
      <text:p text:style-name="P19">Each application you write in Django consists of a Python package that follows a certain convention. Django comes with a utility that automatically generates the basic directory structure of an app, so you can focus on writing code rather than creating directories.</text:p>
      <text:p text:style-name="P19"/>
      <text:p text:style-name="P40">Projects vs. apps</text:p>
      <text:p text:style-name="P19"/>
      <text:p text:style-name="P19">What’s the difference between a project and an app? An app is a Web application that does something – e.g., a Weblog system, a database of public records or a small poll app. A project is a collection of configuration and apps for a particular website. A project can contain multiple apps. An app can be in multiple projects.</text:p>
      <text:p text:style-name="P19"/>
      <text:p text:style-name="P19"><text:a xlink:type="simple" xlink:href="https://docs.djangoproject.com/en/3.1/intro/tutorial01/" text:style-name="Internet_20_link" text:visited-style-name="Visited_20_Internet_20_Link">https://docs.djangoproject.com/en/3.1/intro/tutorial01/</text:a></text:p>
      <text:p text:style-name="P19"/>
      <text:p text:style-name="P19"/>
      <text:p text:style-name="P19"><text:a xlink:type="simple" xlink:href="https://docs.djangoproject.com/en/3.1/intro/tutorial02/" text:style-name="Internet_20_link" text:visited-style-name="Visited_20_Internet_20_Link">https://docs.djangoproject.com/en/3.1/intro/tutorial02/</text:a></text:p>
      <text:p text:style-name="P19"/>
      <text:p text:style-name="P19"/>
      <text:p text:style-name="P42">Usaré sqlite3 como database.</text:p>
      <text:p text:style-name="P21"/>
      <text:p text:style-name="P21">C:\Users\masus\git\TFG\mysite&gt;C:\sqlite\sqlite-tools-win32-x86-3340100\sqlite3.exe db.sqlite3</text:p>
      <text:p text:style-name="P21">SQLite version 3.34.1 2021-01-20 14:10:07</text:p>
      <text:p text:style-name="P21">Enter ".help" for usage hints.</text:p>
      <text:p text:style-name="P21">sqlite&gt; .q</text:p>
      <text:p text:style-name="P21"/>
      <text:p text:style-name="P21"/>
      <text:p text:style-name="P41">Poner como alias sqlite3 en windows:</text:p>
      <text:p text:style-name="P22">C:\Users\masus\git\TFG\mysite&gt;doskey sqlite3=C:\sqlite\sqlite-tools-win32-x86-3340100\sqlite3.exe</text:p>
      <text:p text:style-name="P22"/>
      <text:p text:style-name="P22">C:\Users\masus\git\TFG\mysite&gt;sqlite3</text:p>
      <text:p text:style-name="P22">SQLite version 3.34.1 2021-01-20 14:10:07</text:p>
      <text:p text:style-name="P22">Enter ".help" for usage hints.</text:p>
      <text:p text:style-name="P22">Connected to a transient in-memory database.</text:p>
      <text:p text:style-name="P22">Use ".open FILENAME" to reopen on a persistent database.</text:p>
      <text:p text:style-name="P22">sqlite&gt; .q</text:p>
      <text:p text:style-name="P22"/>
      <text:p text:style-name="P23"/>
      <text:p text:style-name="P23"/>
      <text:p text:style-name="P24">DJANGO MIGRATIONS: Migrations are very powerful and let you change your models over time, as you develop your project, without the need to delete your database or tables and make new ones - it specializes in upgrading your database live, without losing data. We’ll cover them in more depth in a later part of the tutorial, but for now, remember the three-step guide to making model changes:</text:p>
      <text:p text:style-name="P24"/>
      <text:p text:style-name="P24">- Change your models (in models.py).</text:p>
      <text:p text:style-name="P24">- Run python manage.py makemigrations to create migrations for those changes</text:p>
      <text:p text:style-name="P24">- Run python manage.py migrate to apply those changes to the database.</text:p>
      <text:p text:style-name="P24"/>
      <text:p text:style-name="P25"><text:span text:style-name="T37">python3 manage.py shell</text:span> → abrir la API de django</text:p>
      <text:p text:style-name="P25"/>
      <text:p text:style-name="P26">Me he quedado en <text:a xlink:type="simple" xlink:href="https://docs.djangoproject.com/en/3.1/intro/tutorial05/" text:style-name="Internet_20_link" text:visited-style-name="Visited_20_Internet_20_Link">https://docs.djangoproject.com/en/3.1/intro/tutorial05/</text:a></text:p>
      <text:p text:style-name="P26"><text:soft-page-break/></text:p>
      <text:p text:style-name="P26"/>
      <text:p text:style-name="P28">DJANGO EN MI APLICACION WEB DE TRADING:</text:p>
      <text:p text:style-name="P28"/>
      <text:p text:style-name="P28">divisas → mostrar lista con vinculos (GET)</text:p>
      <text:p text:style-name="P28"/>
      <text:p text:style-name="P28"><text:tab/>posiciones abiertas → mostrar (GET)</text:p>
      <text:p text:style-name="P28"/>
      <text:p text:style-name="P28"><text:tab/>abrir posicion → formulario con parametros (POST)</text:p>
      <text:p text:style-name="P28"/>
      <text:p text:style-name="P28"><text:tab/>iniciar bot? Trading algoritmico?</text:p>
      <text:p text:style-name="P28"><text:tab/>Ver porcentaje de acierto si decidimos abrir posicion ahora en x divisa?</text:p>
      <text:p text:style-name="P28"/>
      <text:p text:style-name="P30">OJO → FIN DE SEMANAS MERCADO CERRADO, GRAFICOS VACIOS</text:p>
      <text:p text:style-name="P28"/>
      <text:p text:style-name="P43">VER VIDEOS DE DJANGO DE CODIGO FACILITO</text:p>
      <text:p text:style-name="P28"/>
      <text:p text:style-name="P31">Ver este video:</text:p>
      <text:p text:style-name="P28"><text:a xlink:type="simple" xlink:href="https://www.youtube.com/watch?v=10_PpcLRaHk" text:style-name="Internet_20_link" text:visited-style-name="Visited_20_Internet_20_Link">https://www.youtube.com/watch?v=10_PpcLRaHk</text:a></text:p>
      <text:p text:style-name="P28"/>
      <text:p text:style-name="P77">TO DO:</text:p>
      <text:p text:style-name="P50"/>
      <text:p text:style-name="P17">TERMINAR WYCKOFF </text:p>
      <text:p text:style-name="P17"/>
      <text:p text:style-name="P17">DIFERENCIAS WYCKOFF Y DOW</text:p>
      <text:p text:style-name="P17"/>
      <text:p text:style-name="P27">TEST DE DJANGO, AQUI DUDAS, SE PUEDE USAR UNITTEST?</text:p>
      <text:p text:style-name="P29"/>
      <text:p text:style-name="P29"/>
      <text:p text:style-name="P29"/>
      <text:p text:style-name="P29"/>
      <text:p text:style-name="P32">CHARLA DIA 16/03</text:p>
      <text:p text:style-name="P32"/>
      <text:p text:style-name="P32"><text:a xlink:type="simple" xlink:href="https://www.interactivebrokers.eu/es/home.php" text:style-name="Internet_20_link" text:visited-style-name="Visited_20_Internet_20_Link">https://www.interactivebrokers.eu/es/home.php</text:a></text:p>
      <text:p text:style-name="P32"/>
      <text:p text:style-name="P34">OBTENCIO DE DATOS HISTORICOS:</text:p>
      <text:p text:style-name="P32"/>
      <text:p text:style-name="P32">MetaQuotes Language 5 (MQL5) es un lenguaje de programación de indicadores técnicos, robots comerciales y aplicaciones auxiliares para automatizar el comercio en los mercados financieros. </text:p>
      <text:p text:style-name="P32">El paquete MetaTrader para Python <text:span text:style-name="T38">(MQL5)</text:span> ha sido pensado para obtener de forma rápida y sencilla información bursátil a través de la interacción entre procesadores directamente desde el terminal MetaTrader</text:p>
      <text:p text:style-name="P32"/>
      <text:p text:style-name="P33">Despues del dia 16/03, script de python get_data, cojo datos de metatrader 5 de los ultimos 5 años.</text:p>
      <text:p text:style-name="P33"><text:a xlink:type="simple" xlink:href="https://www.mql5.com/es/docs" text:style-name="Internet_20_link" text:visited-style-name="Visited_20_Internet_20_Link">https://www.mql5.com/es/docs</text:a></text:p>
      <text:p text:style-name="P34">cada simbolo es una clase de tipo SymbolInfo</text:p>
      <text:p text:style-name="P34"/>
      <text:p text:style-name="P35">TENGO EN EL SCRIPT PROPIEDADES IMPORTANTES DE SIMBOLINFO (variables de la clase) (cosas utiles para el analisis de los datos)</text:p>
      <text:p text:style-name="P35"/>
      <text:p text:style-name="P44"># Saco simbolos disponibles en los que operar (mercados)</text:p>
      <text:p text:style-name="P44">simbolos = mt5.symbols_get()</text:p>
      <text:p text:style-name="P44">for simbolo in simbolos:</text:p>
      <text:p text:style-name="P44"><text:s text:c="4"/>print(f"{simbolo.path} -&gt; {simbolo.description}")</text:p>
      <text:p text:style-name="P45"/>
      <text:p text:style-name="P36">OUTPUT EN EL SCRIPT <text:span text:style-name="T39">(available_symbols.txt)</text:span></text:p>
      <text:p text:style-name="P36"/>
      <text:p text:style-name="P37">¿Cómo guardo los datos?</text:p>
      <text:p text:style-name="P37"/>
      <text:p text:style-name="P38">for s in symbols[:1]:</text:p>
      <text:p text:style-name="P38"><text:s text:c="4"/>os.makedirs(os.path.dirname(s.path), exist_ok=True)</text:p>
      <text:p text:style-name="P38"><text:s text:c="4"/>with open(s.path, "w") as f:</text:p>
      <text:p text:style-name="P38"><text:s text:c="8"/>ticks = mt5.copy_ticks_range("EURUSD", start_data, end_data, mt5.COPY_TICKS_ALL)</text:p>
      <text:p text:style-name="P38"><text:s text:c="8"/>for tick in ticks:</text:p>
      <text:p text:style-name="P38"><text:s text:c="12"/>symbol_properties = {key: 1 for key in PROPERTIES}</text:p>
      <text:p text:style-name="P38"><text:s text:c="12"/>f.write(json.dumps(symbol_properties))</text:p>
      <text:p text:style-name="P38"><text:tab/>f.write(“\n”)</text:p>
      <text:p text:style-name="P37"/>
      <text:p text:style-name="P37">Esto es muy pesado, solo para datos de un simbolo en un año, tengo 1,5 GB. No me sirve.</text:p>
      <text:p text:style-name="P39">COGER AQUI EL ESTUDIO QUE HICIMOS EN BI4GROUP DE MEJORES BBDD PARA MUCHOS DATOS, LA MEJOR ES APACHE PARQUET</text:p>
      <text:p text:style-name="P39"><text:soft-page-break/></text:p>
      <text:p text:style-name="P39">- <text:span text:style-name="T40">Uso </text:span><text:span text:style-name="T41">csv para guardar los datos</text:span></text:p>
      <text:p text:style-name="P92">(tengo un benchmark de mongodb y parquet, el acceso a datos es mas rapido en parquet (mucho mas) por ser columnar)</text:p>
      <text:p text:style-name="P92"/>
      <text:p text:style-name="P93">LOS TICKS POR DEFECTO DARIAN LUGAR A MUCHISIMOS TICKS EN CUESTION DE AÑOS (CADA SEGUNDO SE GUARDAN 3 ó 4 TICKS), GUARDO UN TICK POR HORA, ORIENTO EL TRADING ALGORITMICO POR HORA</text:p>
      <text:p text:style-name="P92"/>
      <text:p text:style-name="P93">!!!!! <text:span text:style-name="T42">VER ESTE VIDEO </text:span>Buen video https://www.youtube.com/watch?v=SEQbb8w7VTw</text:p>
      <text:p text:style-name="P75"/>
      <text:p text:style-name="P58">BIBLIOGRAFIA</text:p>
      <text:p text:style-name="P52"><text:a xlink:type="simple" xlink:href="https://admiralmarkets.com/es/education/articles/forex-indicators/teoria-dow" text:style-name="Internet_20_link" text:visited-style-name="Visited_20_Internet_20_Link"/></text:p>
      <text:p text:style-name="P52"><text:a xlink:type="simple" xlink:href="https://admiralmarkets.com/es/education/articles/forex-indicators/teoria-dow" text:style-name="Internet_20_link" text:visited-style-name="Visited_20_Internet_20_Link">https://admiralmarkets.com/es/education/articles/forex-indicators/teoria-dow</text:a></text:p>
      <text:p text:style-name="P52"/>
      <text:p text:style-name="P52"><text:a xlink:type="simple" xlink:href="https://es.wikipedia.org/wiki/Teoría_de_Dow" text:style-name="Internet_20_link" text:visited-style-name="Visited_20_Internet_20_Link">https://es.wikipedia.org/wiki/Teor%C3%ADa_de_Dow</text:a></text:p>
      <text:p text:style-name="P52"/>
      <text:p text:style-name="P52"><text:a xlink:type="simple" xlink:href="https://debitoor.es/glosario/definicion-volumen-de-negocios" text:style-name="Internet_20_link" text:visited-style-name="Visited_20_Internet_20_Link">https://debitoor.es/glosario/definicion-volumen-de-negocios</text:a></text:p>
      <text:p text:style-name="P52"/>
      <text:p text:style-name="P52"><text:a xlink:type="simple" xlink:href="https://www.ig.com/es/glosario-trading/definicion-de-volumen#:~:text=En%20el%20trading%2C%20el%20volumen,a%20la%20información%20del%20precio" text:style-name="Internet_20_link" text:visited-style-name="Visited_20_Internet_20_Link">https://www.ig.com/es/glosario-trading/definicion-de-volumen#:~:text=En%20el%20trading%2C%20el%20volumen,a%20la%20informaci%C3%B3n%20del%20precio</text:a><text:a xlink:type="simple" xlink:href="https://www.ig.com/es/glosario-trading/definicion-de-volumen#:~:text=En%20el%20trading%2C%20el%20volumen,a%20la%20información%20del%20precio." text:style-name="Internet_20_link" text:visited-style-name="Visited_20_Internet_20_Link">.</text:a></text:p>
      <text:p text:style-name="P52"/>
      <text:p text:style-name="P49"><text:a xlink:type="simple" xlink:href="https://armagafx.com/metodo-wyckoff-leyes/" text:style-name="Internet_20_link" text:visited-style-name="Visited_20_Internet_20_Link">https://armagafx.com/metodo-wyckoff-leyes/</text:a></text:p>
      <text:p text:style-name="P49"/>
      <text:p text:style-name="P49"><text:a xlink:type="simple" xlink:href="https://es.wikipedia.org/wiki/Trading_algorítmico#:~:text=El%20trading%20algorítmico%2C%20o%20trading,o%20venta%20de%20instrumentos%20financieros" text:style-name="Internet_20_link" text:visited-style-name="Visited_20_Internet_20_Link">https://es.wikipedia.org/wiki/Trading_algor%C3%ADtmico#:~:text=El%20trading%20algor%C3%ADtmico%2C%20o%20trading,o%20venta%20de%20instrumentos%20financieros</text:a>.</text:p>
      <text:p text:style-name="P49"/>
      <text:p text:style-name="P49"><text:a xlink:type="simple" xlink:href="https://www.ig.com/es/plataformas-trading/trading-algoritmico" text:style-name="Internet_20_link" text:visited-style-name="Visited_20_Internet_20_Link">https://www.ig.com/es/plataformas-trading/trading-algoritmico</text:a></text:p>
      <text:p text:style-name="P49"/>
      <text:p text:style-name="P49"><text:a xlink:type="simple" xlink:href="https://www.hobbiecode.com/trading-algoritmico/" text:style-name="Internet_20_link" text:visited-style-name="Visited_20_Internet_20_Link">https://www.hobbiecode.com/trading-algoritmico/</text:a></text:p>
      <text:p text:style-name="P49"/>
      <text:p text:style-name="P49"><text:a xlink:type="simple" xlink:href="https://www.mql5.com/es/articles/5691" text:style-name="Internet_20_link" text:visited-style-name="Visited_20_Internet_20_Link">https://www.mql5.com/es/articles/5691</text:a></text:p>
      <text:p text:style-name="P49"/>
      <text:p text:style-name="P49"><text:a xlink:type="simple" xlink:href="https://www.mql5.com/en/docs/integration/python_metatrader5" text:style-name="Internet_20_link" text:visited-style-name="Visited_20_Internet_20_Link">https://www.mql5.com/en/docs/integration/python_metatrader5</text:a></text:p>
      <text:p text:style-name="P49"/>
      <text:p text:style-name="P49"><text:a xlink:type="simple" xlink:href="https://docs.djangoproject.com/en/3.1/intro/tutorial01/" text:style-name="Internet_20_link" text:visited-style-name="Visited_20_Internet_20_Link">https://docs.djangoproject.com/en/3.1/intro/tutorial01/</text:a></text:p>
      <text:p text:style-name="P49"/>
      <text:p text:style-name="P49"><text:a xlink:type="simple" xlink:href="https://www.novatostradingclub.com/formacion/spread-bid-ask-liquidez-brokers/" text:style-name="Internet_20_link" text:visited-style-name="Visited_20_Internet_20_Link">https://www.novatostradingclub.com/formacion/spread-bid-ask-liquidez-brokers/</text:a></text:p>
      <text:p text:style-name="P4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Jetbrains Mono" svg:font-family="'Jetbrains Mono'"/>
    <style:font-face style:name="Roboto" svg:font-family="Roboto"/>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4T18:38:02.348844248</meta:creation-date>
    <meta:generator>LibreOffice/7.1.1.2$Windows_X86_64 LibreOffice_project/fe0b08f4af1bacafe4c7ecc87ce55bb426164676</meta:generator>
    <dc:date>2021-03-20T12:45:18.229000000</dc:date>
    <meta:editing-duration>PT12H41M1S</meta:editing-duration>
    <meta:editing-cycles>40</meta:editing-cycles>
    <meta:document-statistic meta:table-count="0" meta:image-count="6" meta:object-count="0" meta:page-count="16" meta:paragraph-count="229" meta:word-count="3096" meta:character-count="22475" meta:non-whitespace-character-count="19556"/>
  </office:meta>
</office:document-meta>
</file>